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fo:language="en" fo:country="US" officeooo:rsid="00760d5c" officeooo:paragraph-rsid="007c2504"/>
    </style:style>
    <style:style style:name="P62" style:family="paragraph" style:parent-style-name="Standard">
      <style:text-properties fo:language="en" fo:country="US" officeooo:rsid="007830d2" officeooo:paragraph-rsid="007830d2"/>
    </style:style>
    <style:style style:name="P63" style:family="paragraph" style:parent-style-name="Standard">
      <style:text-properties fo:language="en" fo:country="US" officeooo:rsid="007aef5d" officeooo:paragraph-rsid="007aef5d"/>
    </style:style>
    <style:style style:name="P64" style:family="paragraph" style:parent-style-name="Standard">
      <style:text-properties officeooo:rsid="0054f930" officeooo:paragraph-rsid="0054f930"/>
    </style:style>
    <style:style style:name="P65" style:family="paragraph" style:parent-style-name="Standard">
      <style:text-properties officeooo:rsid="0058ecc4" officeooo:paragraph-rsid="0058ecc4"/>
    </style:style>
    <style:style style:name="P66" style:family="paragraph" style:parent-style-name="Standard">
      <style:text-properties officeooo:rsid="0063b06b" officeooo:paragraph-rsid="0063b06b"/>
    </style:style>
    <style:style style:name="P67" style:family="paragraph" style:parent-style-name="Standard">
      <style:text-properties officeooo:rsid="00659e9e" officeooo:paragraph-rsid="00659e9e"/>
    </style:style>
    <style:style style:name="P68" style:family="paragraph" style:parent-style-name="Standard">
      <style:text-properties officeooo:rsid="0069842f" officeooo:paragraph-rsid="0069842f"/>
    </style:style>
    <style:style style:name="P69" style:family="paragraph" style:parent-style-name="Standard">
      <style:text-properties officeooo:rsid="006a35de" officeooo:paragraph-rsid="006a35de"/>
    </style:style>
    <style:style style:name="P70" style:family="paragraph" style:parent-style-name="Standard">
      <style:text-properties fo:font-weight="normal" officeooo:rsid="0069842f" officeooo:paragraph-rsid="0069842f" style:font-weight-asian="normal" style:font-weight-complex="normal"/>
    </style:style>
    <style:style style:name="P71" style:family="paragraph" style:parent-style-name="Standard">
      <style:paragraph-properties fo:break-before="page"/>
      <style:text-properties fo:language="en" fo:country="US"/>
    </style:style>
    <style:style style:name="P72" style:family="paragraph" style:parent-style-name="Text_20_body">
      <style:text-properties fo:language="en" fo:country="US"/>
    </style:style>
    <style:style style:name="P73" style:family="paragraph" style:parent-style-name="Subtitle">
      <style:text-properties fo:font-size="40pt" fo:language="en" fo:country="US" officeooo:rsid="00236a15" officeooo:paragraph-rsid="00236a15" style:font-size-asian="40pt" style:font-size-complex="40pt"/>
    </style:style>
    <style:style style:name="P74" style:family="paragraph" style:parent-style-name="Subtitle">
      <style:text-properties fo:language="en" fo:country="US" officeooo:paragraph-rsid="00236a15"/>
    </style:style>
    <style:style style:name="P75"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96"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7"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9"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0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01"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03"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4" style:family="paragraph" style:parent-style-name="Standard" style:master-page-name="Index">
      <style:paragraph-properties style:page-number="auto" fo:break-before="page"/>
      <style:text-properties fo:language="en" fo:country="US"/>
    </style:style>
    <style:style style:name="P105" style:family="paragraph" style:parent-style-name="Standard" style:list-style-name="L1">
      <style:text-properties fo:language="en" fo:country="US" officeooo:rsid="00236a15" officeooo:paragraph-rsid="00236a15"/>
    </style:style>
    <style:style style:name="P106" style:family="paragraph" style:parent-style-name="Standard" style:list-style-name="L2">
      <style:text-properties fo:language="en" fo:country="US"/>
    </style:style>
    <style:style style:name="P107" style:family="paragraph" style:parent-style-name="Standard" style:list-style-name="L3">
      <style:text-properties fo:language="en" fo:country="US"/>
    </style:style>
    <style:style style:name="P108" style:family="paragraph" style:parent-style-name="Standard" style:list-style-name="L3">
      <style:text-properties fo:language="en" fo:country="US" officeooo:rsid="0015426b" officeooo:paragraph-rsid="0015426b"/>
    </style:style>
    <style:style style:name="P109" style:family="paragraph" style:parent-style-name="Standard" style:list-style-name="L4">
      <style:text-properties fo:language="en" fo:country="US"/>
    </style:style>
    <style:style style:name="P110" style:family="paragraph" style:parent-style-name="Standard" style:list-style-name="L5">
      <style:text-properties fo:language="en" fo:country="US"/>
    </style:style>
    <style:style style:name="P111" style:family="paragraph" style:parent-style-name="Standard" style:list-style-name="L5">
      <style:text-properties fo:language="en" fo:country="US" officeooo:paragraph-rsid="001e9aa8"/>
    </style:style>
    <style:style style:name="P112" style:family="paragraph" style:parent-style-name="Standard" style:list-style-name="L5">
      <style:text-properties fo:language="en" fo:country="US" officeooo:rsid="001e9aa8" officeooo:paragraph-rsid="001e9aa8"/>
    </style:style>
    <style:style style:name="P113" style:family="paragraph" style:parent-style-name="Standard" style:list-style-name="L6">
      <style:text-properties fo:language="en" fo:country="US" officeooo:rsid="001e9aa8" officeooo:paragraph-rsid="001e9aa8"/>
    </style:style>
    <style:style style:name="P114" style:family="paragraph" style:parent-style-name="Standard" style:list-style-name="L5">
      <style:text-properties fo:language="en" fo:country="US" officeooo:rsid="002f9994" officeooo:paragraph-rsid="002f9994"/>
    </style:style>
    <style:style style:name="P115" style:family="paragraph" style:parent-style-name="Standard" style:list-style-name="L5">
      <style:text-properties fo:language="en" fo:country="US" officeooo:rsid="0063b06b" officeooo:paragraph-rsid="0063b06b"/>
    </style:style>
    <style:style style:name="P116" style:family="paragraph" style:parent-style-name="Standard" style:list-style-name="L7">
      <style:text-properties fo:language="en" fo:country="US" officeooo:rsid="0063b06b" officeooo:paragraph-rsid="0063b06b"/>
    </style:style>
    <style:style style:name="P117" style:family="paragraph" style:parent-style-name="Standard" style:list-style-name="L9">
      <style:text-properties fo:language="en" fo:country="US" officeooo:rsid="0063b06b" officeooo:paragraph-rsid="0063b06b"/>
    </style:style>
    <style:style style:name="P118" style:family="paragraph" style:parent-style-name="Standard" style:list-style-name="L5">
      <style:text-properties fo:language="en" fo:country="US" officeooo:rsid="007218c4" officeooo:paragraph-rsid="007218c4"/>
    </style:style>
    <style:style style:name="P119" style:family="paragraph" style:parent-style-name="Standard" style:list-style-name="L5">
      <style:text-properties fo:language="en" fo:country="US" officeooo:rsid="0028a432" officeooo:paragraph-rsid="00438eb9"/>
    </style:style>
    <style:style style:name="P120" style:family="paragraph" style:parent-style-name="Standard" style:list-style-name="L6">
      <style:text-properties fo:language="en" fo:country="US" officeooo:rsid="005d9e30" officeooo:paragraph-rsid="005d9e30"/>
    </style:style>
    <style:style style:name="P121" style:family="paragraph" style:parent-style-name="Standard" style:list-style-name="L8">
      <style:text-properties fo:language="en" fo:country="US" officeooo:rsid="007aef5d" officeooo:paragraph-rsid="007aef5d"/>
    </style:style>
    <style:style style:name="P122" style:family="paragraph" style:parent-style-name="Standard" style:list-style-name="L9">
      <style:text-properties fo:language="en" fo:country="US"/>
    </style:style>
    <style:style style:name="P123" style:family="paragraph" style:parent-style-name="Standard" style:list-style-name="L9">
      <style:text-properties fo:language="en" fo:country="US" officeooo:rsid="00438eb9" officeooo:paragraph-rsid="00438eb9"/>
    </style:style>
    <style:style style:name="P124" style:family="paragraph" style:parent-style-name="Standard" style:list-style-name="L9">
      <style:text-properties fo:language="en" fo:country="US" officeooo:rsid="006e6222" officeooo:paragraph-rsid="006e6222"/>
    </style:style>
    <style:style style:name="P125" style:family="paragraph" style:parent-style-name="Standard" style:list-style-name="L9">
      <style:text-properties fo:language="en" fo:country="US" officeooo:rsid="007c2504" officeooo:paragraph-rsid="007c2504"/>
    </style:style>
    <style:style style:name="P126" style:family="paragraph" style:parent-style-name="Standard" style:list-style-name="L10">
      <style:paragraph-properties fo:line-height="115%" fo:orphans="2" fo:widows="2"/>
      <style:text-properties fo:language="en" fo:country="US" officeooo:rsid="0072d777" officeooo:paragraph-rsid="0072d777"/>
    </style:style>
    <style:style style:name="P127" style:family="paragraph" style:parent-style-name="Standard" style:list-style-name="L10">
      <style:paragraph-properties fo:line-height="115%" fo:orphans="2" fo:widows="2"/>
      <style:text-properties fo:language="en" fo:country="US" officeooo:rsid="0073bf67" officeooo:paragraph-rsid="0073bf67"/>
    </style:style>
    <style:style style:name="P12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9" style:family="paragraph" style:parent-style-name="Standard" style:list-style-name="L14">
      <style:text-properties fo:language="en" fo:country="US"/>
    </style:style>
    <style:style style:name="P13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3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3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3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34"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3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3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37"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38"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39"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40"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41"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42" style:family="paragraph" style:parent-style-name="Standard" style:list-style-name="L13">
      <style:text-properties officeooo:rsid="0054f930" officeooo:paragraph-rsid="0054f930"/>
    </style:style>
    <style:style style:name="P143" style:family="paragraph" style:parent-style-name="Standard" style:list-style-name="L13">
      <style:text-properties fo:font-weight="bold" officeooo:rsid="0054f930" officeooo:paragraph-rsid="0054f930" style:font-weight-asian="bold" style:font-weight-complex="bold"/>
    </style:style>
    <style:style style:name="P144" style:family="paragraph" style:parent-style-name="Standard" style:list-style-name="L13">
      <style:text-properties fo:font-weight="bold" officeooo:rsid="005729d8" officeooo:paragraph-rsid="005729d8" style:font-weight-asian="bold" style:font-weight-complex="bold"/>
    </style:style>
    <style:style style:name="P145" style:family="paragraph" style:parent-style-name="Standard" style:list-style-name="L15">
      <style:text-properties officeooo:rsid="0069842f" officeooo:paragraph-rsid="0069842f"/>
    </style:style>
    <style:style style:name="P146" style:family="paragraph" style:parent-style-name="Standard" style:list-style-name="L16">
      <style:text-properties officeooo:rsid="0069842f" officeooo:paragraph-rsid="0069842f"/>
    </style:style>
    <style:style style:name="P147" style:family="paragraph" style:parent-style-name="Standard" style:list-style-name="L17">
      <style:text-properties officeooo:rsid="006a35de" officeooo:paragraph-rsid="006a35de"/>
    </style:style>
    <style:style style:name="P148"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49"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50"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51"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52"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53"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54" style:family="paragraph" style:parent-style-name="Heading_20_1">
      <style:text-properties fo:language="en" fo:country="US"/>
    </style:style>
    <style:style style:name="P155" style:family="paragraph" style:parent-style-name="Heading_20_1" style:master-page-name="Standard">
      <style:paragraph-properties style:page-number="1" fo:break-before="page"/>
      <style:text-properties fo:language="en" fo:country="US" officeooo:rsid="00236a15" officeooo:paragraph-rsid="00236a15"/>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language="en" fo:country="US"/>
    </style:style>
    <style:style style:name="P158" style:family="paragraph" style:parent-style-name="Heading_20_1">
      <style:paragraph-properties fo:break-before="page"/>
      <style:text-properties fo:language="en" fo:country="US" officeooo:rsid="00236a15" officeooo:paragraph-rsid="00236a15"/>
    </style:style>
    <style:style style:name="P159" style:family="paragraph" style:parent-style-name="Heading_20_1" style:list-style-name="">
      <style:paragraph-properties fo:line-height="115%" fo:keep-together="always" fo:orphans="2" fo:widows="2" fo:break-before="page"/>
      <style:text-properties fo:language="en" fo:country="US"/>
    </style:style>
    <style:style style:name="P160" style:family="paragraph" style:parent-style-name="Heading_20_1" style:list-style-name="">
      <style:paragraph-properties fo:line-height="115%" fo:orphans="2" fo:widows="2" fo:break-before="page"/>
      <style:text-properties fo:language="en" fo:country="US" officeooo:paragraph-rsid="0072d777"/>
    </style:style>
    <style:style style:name="P161"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62" style:family="paragraph" style:parent-style-name="Title" style:master-page-name="Index">
      <style:paragraph-properties style:page-number="auto" fo:break-before="auto" fo:break-after="auto"/>
      <style:text-properties fo:language="en" fo:country="US"/>
    </style:style>
    <style:style style:name="P163" style:family="paragraph" style:parent-style-name="Heading_20_2">
      <style:text-properties fo:language="en" fo:country="US"/>
    </style:style>
    <style:style style:name="P164" style:family="paragraph" style:parent-style-name="Heading_20_2" style:list-style-name="">
      <style:paragraph-properties fo:line-height="115%" fo:keep-together="always" fo:orphans="2" fo:widows="2"/>
      <style:text-properties fo:language="en" fo:country="US"/>
    </style:style>
    <style:style style:name="P165" style:family="paragraph" style:parent-style-name="Heading_20_2">
      <style:text-properties fo:language="en" fo:country="US" officeooo:paragraph-rsid="00438eb9"/>
    </style:style>
    <style:style style:name="P166" style:family="paragraph" style:parent-style-name="Heading_20_2">
      <style:text-properties fo:language="en" fo:country="US" officeooo:rsid="00438eb9" officeooo:paragraph-rsid="00438eb9"/>
    </style:style>
    <style:style style:name="P167" style:family="paragraph" style:parent-style-name="Heading_20_2">
      <style:text-properties fo:language="en" fo:country="US" officeooo:paragraph-rsid="003763ae"/>
    </style:style>
    <style:style style:name="P168" style:family="paragraph" style:parent-style-name="Heading_20_2">
      <style:text-properties fo:language="en" fo:country="US" officeooo:paragraph-rsid="0054f930"/>
    </style:style>
    <style:style style:name="P169" style:family="paragraph" style:parent-style-name="Heading_20_2">
      <style:text-properties officeooo:rsid="0061e3be" officeooo:paragraph-rsid="0061e3be"/>
    </style:style>
    <style:style style:name="P170" style:family="paragraph" style:parent-style-name="Heading_20_2">
      <style:paragraph-properties fo:break-before="page"/>
      <style:text-properties fo:language="en" fo:country="US"/>
    </style:style>
    <style:style style:name="P171" style:family="paragraph" style:parent-style-name="Heading_20_2">
      <style:paragraph-properties fo:break-before="page"/>
      <style:text-properties fo:language="en" fo:country="US" officeooo:rsid="002f9994" officeooo:paragraph-rsid="002f9994"/>
    </style:style>
    <style:style style:name="P172" style:family="paragraph" style:parent-style-name="Heading_20_2">
      <style:paragraph-properties fo:break-before="page"/>
      <style:text-properties officeooo:rsid="0069842f" officeooo:paragraph-rsid="0069842f"/>
    </style:style>
    <style:style style:name="P173" style:family="paragraph" style:parent-style-name="Heading_20_3">
      <style:text-properties fo:language="en" fo:country="US"/>
    </style:style>
    <style:style style:name="P174" style:family="paragraph" style:parent-style-name="Heading_20_3">
      <style:text-properties fo:language="en" fo:country="US" officeooo:rsid="00659e9e"/>
    </style:style>
    <style:style style:name="P175" style:family="paragraph" style:parent-style-name="Heading_20_3">
      <style:text-properties fo:language="en" fo:country="US" officeooo:rsid="00659e9e" officeooo:paragraph-rsid="00659e9e"/>
    </style:style>
    <style:style style:name="P176" style:family="paragraph" style:parent-style-name="Heading_20_3">
      <style:text-properties fo:language="en" fo:country="US" fo:font-weight="normal" style:font-weight-asian="normal"/>
    </style:style>
    <style:style style:name="P177" style:family="paragraph" style:parent-style-name="Heading_20_3">
      <style:text-properties fo:language="en" fo:country="US" fo:font-weight="normal" style:font-weight-asian="normal" style:font-weight-complex="normal"/>
    </style:style>
    <style:style style:name="P178" style:family="paragraph" style:parent-style-name="Heading_20_3">
      <style:paragraph-properties>
        <style:tab-stops/>
      </style:paragraph-properties>
      <style:text-properties fo:language="en" fo:country="US" fo:font-weight="normal" style:font-weight-asian="normal" style:font-weight-complex="normal"/>
    </style:style>
    <style:style style:name="P179" style:family="paragraph" style:parent-style-name="Heading_20_3">
      <style:text-properties fo:language="en" fo:country="US" fo:font-weight="normal" officeooo:paragraph-rsid="00175808" style:font-weight-asian="normal" style:font-weight-complex="normal"/>
    </style:style>
    <style:style style:name="P180" style:family="paragraph" style:parent-style-name="Heading_20_3">
      <style:text-properties fo:language="en" fo:country="US" fo:font-weight="normal" officeooo:rsid="0017a75d" officeooo:paragraph-rsid="0017a75d" style:font-weight-asian="normal" style:font-weight-complex="normal"/>
    </style:style>
    <style:style style:name="P181" style:family="paragraph" style:parent-style-name="Heading_20_3">
      <style:text-properties fo:language="en" fo:country="US" officeooo:paragraph-rsid="002cb365"/>
    </style:style>
    <style:style style:name="P182" style:family="paragraph" style:parent-style-name="Heading_20_3">
      <style:text-properties fo:language="en" fo:country="US" officeooo:rsid="00663819" officeooo:paragraph-rsid="00663819"/>
    </style:style>
    <style:style style:name="P183" style:family="paragraph" style:parent-style-name="Heading_20_3">
      <style:text-properties fo:language="en" fo:country="US" officeooo:rsid="00663819" officeooo:paragraph-rsid="007830d2"/>
    </style:style>
    <style:style style:name="P184" style:family="paragraph" style:parent-style-name="Heading_20_3">
      <style:text-properties fo:language="en" fo:country="US" officeooo:rsid="00663819" officeooo:paragraph-rsid="006e984d"/>
    </style:style>
    <style:style style:name="P185" style:family="paragraph" style:parent-style-name="Heading_20_3">
      <style:text-properties fo:language="en" fo:country="US" officeooo:rsid="00663819" officeooo:paragraph-rsid="0067c547"/>
    </style:style>
    <style:style style:name="P186" style:family="paragraph" style:parent-style-name="Heading_20_3">
      <style:text-properties fo:language="en" fo:country="US" officeooo:rsid="006dc69d" officeooo:paragraph-rsid="006dc69d"/>
    </style:style>
    <style:style style:name="P187" style:family="paragraph" style:parent-style-name="Heading_20_3">
      <style:text-properties fo:language="en" fo:country="US" officeooo:rsid="0072012e" officeooo:paragraph-rsid="0072012e"/>
    </style:style>
    <style:style style:name="P188" style:family="paragraph" style:parent-style-name="Heading_20_3">
      <style:text-properties fo:language="en" fo:country="US" officeooo:rsid="00760d5c" officeooo:paragraph-rsid="00760d5c"/>
    </style:style>
    <style:style style:name="P189" style:family="paragraph" style:parent-style-name="Heading_20_3">
      <style:text-properties fo:language="en" fo:country="US" officeooo:rsid="007c2504" officeooo:paragraph-rsid="007c2504"/>
    </style:style>
    <style:style style:name="P190" style:family="paragraph" style:parent-style-name="Heading_20_3">
      <style:text-properties officeooo:rsid="0063b06b" officeooo:paragraph-rsid="0063b06b"/>
    </style:style>
    <style:style style:name="P191" style:family="paragraph" style:parent-style-name="Heading_20_3">
      <style:text-properties officeooo:rsid="00659e9e" officeooo:paragraph-rsid="00659e9e"/>
    </style:style>
    <style:style style:name="P192" style:family="paragraph" style:parent-style-name="Heading_20_3">
      <style:text-properties officeooo:rsid="0069842f" officeooo:paragraph-rsid="0069842f"/>
    </style:style>
    <style:style style:name="P193" style:family="paragraph" style:parent-style-name="Contents_20_2">
      <style:paragraph-properties>
        <style:tab-stops>
          <style:tab-stop style:position="6.9252in" style:type="right" style:leader-style="dotted" style:leader-text="."/>
        </style:tab-stops>
      </style:paragraph-properties>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List_20_Paragraph" style:list-style-name="WW8Num2">
      <style:text-properties fo:language="en" fo:country="US" officeooo:rsid="0015426b" officeooo:paragraph-rsid="0015426b"/>
    </style:style>
    <style:style style:name="P196" style:family="paragraph" style:parent-style-name="List_20_Paragraph" style:list-style-name="WW8Num2">
      <style:text-properties fo:language="en" fo:country="US"/>
    </style:style>
    <style:style style:name="P197"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198"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officeooo:rsid="0015426b"/>
    </style:style>
    <style:style style:name="T8" style:family="text">
      <style:text-properties officeooo:rsid="001649fb"/>
    </style:style>
    <style:style style:name="T9" style:family="text">
      <style:text-properties officeooo:rsid="00168777"/>
    </style:style>
    <style:style style:name="T10" style:family="text">
      <style:text-properties officeooo:rsid="00175808"/>
    </style:style>
    <style:style style:name="T11" style:family="text">
      <style:text-properties officeooo:rsid="0017a75d"/>
    </style:style>
    <style:style style:name="T12" style:family="text">
      <style:text-properties officeooo:rsid="0018fd5e"/>
    </style:style>
    <style:style style:name="T13" style:family="text">
      <style:text-properties officeooo:rsid="001bf298"/>
    </style:style>
    <style:style style:name="T14" style:family="text">
      <style:text-properties officeooo:rsid="001e0794"/>
    </style:style>
    <style:style style:name="T15" style:family="text">
      <style:text-properties officeooo:rsid="001eff63"/>
    </style:style>
    <style:style style:name="T16" style:family="text">
      <style:text-properties officeooo:rsid="00275388"/>
    </style:style>
    <style:style style:name="T17" style:family="text">
      <style:text-properties officeooo:rsid="0028a432"/>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21ba3"/>
    </style:style>
    <style:style style:name="T22" style:family="text">
      <style:text-properties fo:language="en" fo:country="US"/>
    </style:style>
    <style:style style:name="T23" style:family="text">
      <style:text-properties fo:language="en" fo:country="US" officeooo:rsid="0015426b"/>
    </style:style>
    <style:style style:name="T24" style:family="text">
      <style:text-properties fo:language="en" fo:country="US" officeooo:rsid="003a8175" style:font-name-asian="Calibri" style:font-size-asian="11pt" style:font-name-complex="Times New Roman" style:font-size-complex="11pt" style:language-complex="ar" style:country-complex="SA"/>
    </style:style>
    <style:style style:name="T25" style:family="text">
      <style:text-properties fo:language="en" fo:country="US" officeooo:rsid="001b37ef" style:font-name-asian="Calibri" style:font-size-asian="11pt" style:font-name-complex="Times New Roman" style:font-size-complex="11pt" style:language-complex="ar" style:country-complex="SA"/>
    </style:style>
    <style:style style:name="T26" style:family="text">
      <style:text-properties fo:language="en" fo:country="US" officeooo:rsid="003c894a" style:font-name-asian="Calibri" style:font-size-asian="11pt" style:font-name-complex="Times New Roman" style:font-size-complex="11pt" style:language-complex="ar" style:country-complex="SA"/>
    </style:style>
    <style:style style:name="T27" style:family="text">
      <style:text-properties fo:language="en" fo:country="US" officeooo:rsid="004c9a44" style:font-name-asian="Calibri" style:font-size-asian="11pt" style:font-name-complex="Times New Roman" style:font-size-complex="11pt" style:language-complex="ar" style:country-complex="SA"/>
    </style:style>
    <style:style style:name="T28"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style:font-weight-asian="bold" style:font-weight-complex="bold"/>
    </style:style>
    <style:style style:name="T31" style:family="text">
      <style:text-properties fo:language="en" fo:country="US" officeooo:rsid="0053cd30"/>
    </style:style>
    <style:style style:name="T32" style:family="text">
      <style:text-properties fo:language="en" fo:country="US" officeooo:rsid="00358e3b"/>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5729d8" style:font-weight-asian="normal" style:font-weight-complex="normal"/>
    </style:style>
    <style:style style:name="T35" style:family="text">
      <style:text-properties fo:language="en" fo:country="US" officeooo:rsid="005729d8"/>
    </style:style>
    <style:style style:name="T36" style:family="text">
      <style:text-properties fo:language="en" fo:country="US" officeooo:rsid="0072012e"/>
    </style:style>
    <style:style style:name="T37" style:family="text">
      <style:text-properties fo:language="en" fo:country="US" officeooo:rsid="007ec4a5"/>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1b37ef"/>
    </style:style>
    <style:style style:name="T63" style:family="text">
      <style:text-properties fo:font-weight="bold" style:font-weight-asian="bold" style:font-weight-complex="bold"/>
    </style:style>
    <style:style style:name="T64" style:family="text">
      <style:text-properties fo:font-weight="bold" officeooo:rsid="00559c7e" style:font-weight-asian="bold" style:font-weight-complex="bold"/>
    </style:style>
    <style:style style:name="T65" style:family="text">
      <style:text-properties officeooo:rsid="0053cd30"/>
    </style:style>
    <style:style style:name="T66" style:family="text">
      <style:text-properties officeooo:rsid="00559c7e"/>
    </style:style>
    <style:style style:name="T67" style:family="text">
      <style:text-properties style:font-weight-asian="normal" style:font-weight-complex="normal"/>
    </style:style>
    <style:style style:name="T68" style:family="text">
      <style:text-properties officeooo:rsid="00559c7e" style:font-weight-asian="normal" style:font-weight-complex="normal"/>
    </style:style>
    <style:style style:name="T69" style:family="text">
      <style:text-properties officeooo:rsid="0058ecc4"/>
    </style:style>
    <style:style style:name="T70" style:family="text">
      <style:text-properties officeooo:rsid="005d9e30"/>
    </style:style>
    <style:style style:name="T71" style:family="text">
      <style:text-properties officeooo:rsid="0061e3be"/>
    </style:style>
    <style:style style:name="T72" style:family="text">
      <style:text-properties officeooo:rsid="0063b06b"/>
    </style:style>
    <style:style style:name="T73" style:family="text">
      <style:text-properties officeooo:rsid="00659e9e"/>
    </style:style>
    <style:style style:name="T74" style:family="text">
      <style:text-properties officeooo:rsid="00663819"/>
    </style:style>
    <style:style style:name="T75" style:family="text">
      <style:text-properties officeooo:rsid="0067c547"/>
    </style:style>
    <style:style style:name="T76" style:family="text">
      <style:text-properties officeooo:rsid="0069842f"/>
    </style:style>
    <style:style style:name="T77" style:family="text">
      <style:text-properties officeooo:rsid="006a35de"/>
    </style:style>
    <style:style style:name="T78" style:family="text">
      <style:text-properties officeooo:rsid="006b3016"/>
    </style:style>
    <style:style style:name="T79" style:family="text">
      <style:text-properties officeooo:rsid="006c7504"/>
    </style:style>
    <style:style style:name="T80" style:family="text">
      <style:text-properties officeooo:rsid="006dc69d"/>
    </style:style>
    <style:style style:name="T81" style:family="text">
      <style:text-properties officeooo:rsid="006e984d"/>
    </style:style>
    <style:style style:name="T82" style:family="text">
      <style:text-properties officeooo:rsid="0072012e"/>
    </style:style>
    <style:style style:name="T83" style:family="text">
      <style:text-properties officeooo:rsid="00732283"/>
    </style:style>
    <style:style style:name="T84" style:family="text">
      <style:text-properties officeooo:rsid="0073bf67"/>
    </style:style>
    <style:style style:name="T85" style:family="text">
      <style:text-properties officeooo:rsid="007805a9"/>
    </style:style>
    <style:style style:name="T86" style:family="text">
      <style:text-properties officeooo:rsid="007830d2"/>
    </style:style>
    <style:style style:name="T87" style:family="text">
      <style:text-properties officeooo:rsid="007833e8"/>
    </style:style>
    <style:style style:name="T88" style:family="text">
      <style:text-properties officeooo:rsid="0078f618"/>
    </style:style>
    <style:style style:name="T89" style:family="text">
      <style:text-properties officeooo:rsid="007c2504"/>
    </style:style>
    <style:style style:name="T90" style:family="text">
      <style:text-properties officeooo:rsid="007c4bce"/>
    </style:style>
    <style:style style:name="T91" style:family="text">
      <style:text-properties officeooo:rsid="007d41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1" draw:name="graphics1" text:anchor-type="paragraph" svg:width="5.5335in" svg:height="2.122in" draw:z-index="0"><draw:image xlink:href="Pictures/10000201000001F2000000BFE67309E0C724C26A.png" xlink:type="simple" xlink:show="embed" xlink:actuate="onLoad"/></draw:frame></text:p>
      <text:p text:style-name="P73">Version 2.0</text:p>
      <text:p text:style-name="P74"><text:line-break/>User's Guide <text:span text:style-name="T65">and</text:span> Technical Overview</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vised <text:span text:style-name="T89">December 5, 2016</text:span></text:p>
      <text:p text:style-name="P10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4">Evernote and NixNote Overview<text:tab/>1</text:p>
          <text:p text:style-name="P194">NixNote History<text:tab/>2</text:p>
          <text:p text:style-name="P194">Differences between Evernote and NixNote<text:tab/>3</text:p>
          <text:p text:style-name="P194">Installation<text:tab/>5</text:p>
          <text:p text:style-name="P194">Interacting with Evernote<text:tab/>6</text:p>
          <text:p text:style-name="P193">Initial Synchronization<text:tab/>6</text:p>
          <text:p text:style-name="P193">Storing your userid and password<text:tab/>6</text:p>
          <text:p text:style-name="P193">Synchronization intervals<text:tab/>6</text:p>
          <text:p text:style-name="P193">Emptying the trash<text:tab/>7</text:p>
          <text:p text:style-name="P193">Using multiple Evernote accounts<text:tab/>8</text:p>
          <text:p text:style-name="P194">Using NixNote<text:tab/>9</text:p>
          <text:p text:style-name="P193">Notes<text:tab/>9</text:p>
          <text:p text:style-name="P198">Ink notes<text:tab/>9</text:p>
          <text:p text:style-name="P198">Merging notes<text:tab/>9</text:p>
          <text:p text:style-name="P198">Note history<text:tab/>9</text:p>
          <text:p text:style-name="P198">Duplicating a note<text:tab/>9</text:p>
          <text:p text:style-name="P198">Background color<text:tab/>9</text:p>
          <text:p text:style-name="P198">Viewing note lists<text:tab/>9</text:p>
          <text:p text:style-name="P198">Printing<text:tab/>10</text:p>
          <text:p text:style-name="P198">Emailing<text:tab/>10</text:p>
          <text:p text:style-name="P198">Encrypting Text<text:tab/>10</text:p>
          <text:p text:style-name="P198">Note HTML Source<text:tab/>10</text:p>
          <text:p text:style-name="P198">Note Links<text:tab/>10</text:p>
          <text:p text:style-name="P193">Notebooks<text:tab/>11</text:p>
          <text:p text:style-name="P198">Creating, editing, and deleting notebooks<text:tab/>11</text:p>
          <text:p text:style-name="P198">Stacks<text:tab/>11</text:p>
          <text:p text:style-name="P198">Opening and closing notebooks<text:tab/>11</text:p>
          <text:p text:style-name="P193">Tags<text:tab/>12</text:p>
          <text:p text:style-name="P198"><text:soft-page-break/>Merging Tags<text:tab/>12</text:p>
          <text:p text:style-name="P193">Saved Searches<text:tab/>13</text:p>
          <text:p text:style-name="P193">Favorites<text:tab/>14</text:p>
          <text:p text:style-name="P193">Deleting Notes<text:tab/>15</text:p>
          <text:p text:style-name="P193">Screen Clipper<text:tab/>15</text:p>
          <text:p text:style-name="P193">Colored Notes<text:tab/>15</text:p>
          <text:p text:style-name="P193">Keyboard Shortcuts<text:tab/>15</text:p>
          <text:p text:style-name="P193">Themes<text:tab/>15</text:p>
          <text:p text:style-name="P194">Preferences<text:tab/>17</text:p>
          <text:p text:style-name="P194">Indexing<text:tab/>22</text:p>
          <text:p text:style-name="P198">Interval and synchronization<text:tab/>22</text:p>
          <text:p text:style-name="P198">Reindexing specific notes or the entire database<text:tab/>22</text:p>
          <text:p text:style-name="P198">OCR Data<text:tab/>22</text:p>
          <text:p text:style-name="P198">Attachments<text:tab/>22</text:p>
          <text:p text:style-name="P198">Editing Attachments<text:tab/>22</text:p>
          <text:p text:style-name="P194">Tools<text:tab/>24</text:p>
          <text:p text:style-name="P193">Import folders<text:tab/>24</text:p>
          <text:p text:style-name="P193">Import/export of data<text:tab/>24</text:p>
          <text:p text:style-name="P193">Backup/restore of data<text:tab/>25</text:p>
          <text:p text:style-name="P194">Linked Notebooks<text:tab/>26</text:p>
          <text:p text:style-name="P194">LaTeX Formulas<text:tab/>27</text:p>
          <text:p text:style-name="P194">Command Line Options<text:tab/>28</text:p>
          <text:p text:style-name="P198">help or --help or ? or -? or --?<text:tab/>28</text:p>
          <text:p text:style-name="P198">start &lt;option&gt;<text:tab/>28</text:p>
          <text:p text:style-name="P198">sync<text:tab/>28</text:p>
          <text:p text:style-name="P198">shutdown<text:tab/>29</text:p>
          <text:p text:style-name="P198">show_window<text:tab/>29</text:p>
          <text:p text:style-name="P198">query &lt;options&gt;<text:tab/>29</text:p>
          <text:p text:style-name="P198">readNote<text:tab/>30</text:p>
          <text:p text:style-name="P198">appendNote<text:tab/>31</text:p>
          <text:p text:style-name="P198">addNote<text:tab/>31</text:p>
          <text:p text:style-name="P198"><text:soft-page-break/>alterNote<text:tab/>32</text:p>
          <text:p text:style-name="P198">deleteNote<text:tab/>32</text:p>
          <text:p text:style-name="P198">emailNote<text:tab/>33</text:p>
          <text:p text:style-name="P198">export<text:tab/>33</text:p>
          <text:p text:style-name="P198">import<text:tab/>34</text:p>
          <text:p text:style-name="P198">backup<text:tab/>34</text:p>
          <text:p text:style-name="P198">openNotebook<text:tab/>34</text:p>
          <text:p text:style-name="P198">closeNotebook<text:tab/>34</text:p>
          <text:p text:style-name="P198">signalGui<text:tab/>35</text:p>
          <text:p text:style-name="P194">Ubuntu Scope<text:tab/>36</text:p>
          <text:p text:style-name="P194">Getting Help<text:tab/>37</text:p>
          <text:p text:style-name="P194">Frequently Asked Questions<text:tab/>38</text:p>
          <text:p text:style-name="P198">What Evernote features does NixNote support?<text:tab/>38</text:p>
          <text:p text:style-name="P198">I start NixNote, but nothing happens. What is wrong with this program? Is it broken?<text:tab/>38</text:p>
          <text:p text:style-name="P198">Can I do a client-to-client synchronization or synchronize without going through Evernote?<text:tab/>38</text:p>
          <text:p text:style-name="P198">Is Evernote giving anything?<text:tab/>38</text:p>
          <text:p text:style-name="P198">Why don't you support creating ink notes?<text:tab/>38</text:p>
          <text:p text:style-name="P198">What about NixNote 1.x?<text:tab/>38</text:p>
          <text:p text:style-name="P198">The old NixNote 1.x ran on macOS and Windows. Will there be a Windows/Mac version of NixNote 2?<text:tab/>39</text:p>
          <text:p text:style-name="P198">Can you implement feature ___?<text:tab/>39</text:p>
          <text:p text:style-name="P198">Can it run on a thumb drive?<text:tab/>39</text:p>
          <text:p text:style-name="P198">Is there a way to set global hot so I can press Ctrl-F from anywhere and bring up NixNote?<text:tab/>39</text:p>
          <text:p text:style-name="P198">How can I help?<text:tab/>39</text:p>
          <text:p text:style-name="P198">Can I contribute money?<text:tab/>39</text:p>
          <text:p text:style-name="P194">Development<text:tab/>40</text:p>
          <text:p text:style-name="P193">Setting up a programming environment in Debian/Ubuntu<text:tab/>41</text:p>
          <text:p text:style-name="P193"><text:soft-page-break/>Setting up a programming environment in Gentoo<text:tab/>42</text:p>
          <text:p text:style-name="P193">Setting up a programming environment in Fedora<text:tab/>43</text:p>
          <text:p text:style-name="P193">General Notes on Building NixNote<text:tab/>44</text:p>
          <text:p text:style-name="P193">Programming Language<text:tab/>44</text:p>
          <text:p text:style-name="P193">Database<text:tab/>44</text:p>
          <text:p text:style-name="P193">Evernote data<text:tab/>44</text:p>
          <text:p text:style-name="P193">Threads<text:tab/>45</text:p>
          <text:p text:style-name="P198">SyncRunner thread and synchronization processing<text:tab/>45</text:p>
          <text:p text:style-name="P198">IndexRunner Thread<text:tab/>48</text:p>
          <text:p text:style-name="P198">CounterRunner Threads<text:tab/>48</text:p>
          <text:p text:style-name="P193">Program Directory Hierarchy<text:tab/>49</text:p>
          <text:p text:style-name="P193">Command Line Options (for developers)<text:tab/>51</text:p>
          <text:p text:style-name="P198">Command line logic if no other NixNote is running<text:tab/>51</text:p>
          <text:p text:style-name="P198">Command line logic if another NixNote is running<text:tab/>51</text:p>
        </text:index-body>
      </text:table-of-content>
      <text:p text:style-name="P9"/>
      <text:h text:style-name="P155"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text:span text:style-name="T87">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5440261657844680842" text:style-name="L1">
        <text:list-item>
          <text:p text:style-name="P105">Full synchronization of all notes <text:span text:style-name="T65">and</text:span> attachments. <text:s/>This includes linked <text:span text:style-name="T65">and</text:span> public notebooks as well as private notebooks.</text:p>
        </text:list-item>
        <text:list-item>
          <text:p text:style-name="P105">The ability to create, edit, and delete notes, tags, notebooks, and saved searches.</text:p>
        </text:list-item>
        <text:list-item>
          <text:p text:style-name="P105">The ability to search notes and the ability to index some attachments.</text:p>
        </text:list-item>
        <text:list-item>
          <text:p text:style-name="P105">The ability to use the image text recognition features that Evernote provides.</text:p>
        </text:list-item>
        <text:list-item>
          <text:p text:style-name="P105">Support for multiple Evernote accounts.</text:p>
        </text:list-item>
      </text:list>
      <text:p text:style-name="P10"/>
      <text:h text:style-name="P15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58" text:outline-level="1">Differences between Evernote and NixNote</text:h>
      <text:p text:style-name="P11">I've t<text:span text:style-name="T87">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7">don't use them.</text:span>.</text:p>
      <text:p text:style-name="P9">Features in Evernote that NixNote doesn't have or does differently:</text:p>
      <text:list xml:id="list1599187876897638242" text:style-name="L2">
        <text:list-item>
          <text:p text:style-name="P106">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7">c</text:span>h for any note that is not in the notebook inbox.</text:p>
        </text:list-item>
      </text:list>
      <text:p text:style-name="P75">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3305794220416" text:continue-numbering="true" text:style-name="L2">
        <text:list-item>
          <text:p text:style-name="P106">Twitter, Facebook, <text:span text:style-name="T65">and LinkedIn</text:span> sharing. <text:s/>I don't use <text:span text:style-name="T19">them</text:span> so I don't plan on implementing <text:span text:style-name="T19">sharing to those services.</text:span> <text:s/><text:span text:style-name="T7">If you need sharing to them let me know and I'll consider it, but it isn't high on the list of priorities.</text:span></text:p>
        </text:list-item>
        <text:list-item>
          <text:p text:style-name="P106">Audio notes are not directly supported. <text:s/>Evernote allows you to directly record a message, but NixNote does not. <text:s/>The best workaround is to create the audio file in another application and attach the file to a note.</text:p>
        </text:list-item>
        <text:list-item>
          <text:p text:style-name="P106">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104754355780851776" text:style-name="L3">
        <text:list-item>
          <text:p text:style-name="P107">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7">Totals for tags <text:span text:style-name="T65">and</text:span> notes are dynamically updated filtering notes. <text:s/>For example, if you select the notebook “inbox” the counts beside the tags change to only be the count of notes matching your selection criteria.</text:p>
        </text:list-item>
        <text:list-item>
          <text:p text:style-name="P107">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7">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107">You can “quick link” from a note to another note by highlighting text <text:span text:style-name="T65">and</text:span> selecting “Quick Link” from the context menu. <text:s/>It will then search for any notes with titles matching the selected text.</text:p>
        </text:list-item>
        <text:list-item>
          <text:p text:style-name="P107">LaTeX formulas can be inserted as PNG images and edited later when needed. <text:s/><text:span text:style-name="T7">You must have the program “mimetex” installed for this to work.</text:span></text:p>
        </text:list-item>
        <text:list-item>
          <text:p text:style-name="P108">HTML entities can be entered directly via a dialog box.</text:p>
          <text:p text:style-name="P107"/>
        </text:list-item>
      </text:list>
      <text:h text:style-name="P157" text:outline-level="1">Installation</text:h>
      <text:p text:style-name="P9">NixNote can be installed in various ways depending upon the <text:span text:style-name="T16">distribution</text:span> you are using. </text:p>
      <text:p text:style-name="P12">Debian <text:span text:style-name="T16">based distributions (including </text:span>Ubuntu<text:span text:style-name="T16">)</text:span> can use the deb packages. <text:s/><text:span text:style-name="T16">Once downloaded use the command “sudo dpkg -i &lt;filename&gt;” and the deb will be installed. <text:s/></text:span></text:p>
      <text:p text:style-name="P12">RedHat based systems <text:span text:style-name="T16">cad download the RPM. <text:s/>Once downloaded use the command “sudo rpm -uvh &lt;filename&gt;” and the RPM will be installed.</text:span></text:p>
      <text:p text:style-name="P13">For both RPM <text:span text:style-name="T65">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1"/>
      <text:h text:style-name="P154" text:outline-level="1">Interacting with Evernote</text:h>
      <text:h text:style-name="P163"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63" text:outline-level="2">Storing your userid <text:span text:style-name="T65">and</text:span> password</text:h>
      <text:p text:style-name="Standard"><text:span text:style-name="T23">NixNote does not have access to your userid </text:span><text:span text:style-name="T31">and</text:span><text:span text:style-name="T23"> password. <text:s/>Authorization is granted through Evernote directly when you first synchronize. <text:s/>This gives NixNote an authorization token that is good for one year. <text:s/>When the year expires you will be prompted for </text:span><text:span text:style-name="T37">again for your</text:span><text:span text:style-name="T23"> userid </text:span><text:span text:style-name="T31">and</text:span><text:span text:style-name="T23"> password </text:span><text:span text:style-name="T37">and another token will be given to NixNote.</text:span><text:span text:style-name="T23"> <text:s/>If you desire, you can revoke NixNote's access at any point via your account on </text:span><text:a xlink:type="simple" xlink:href="http://www.evernote.com/" text:style-name="Internet_20_link" text:visited-style-name="Visited_20_Internet_20_Link"><text:span text:style-name="T23">http://www.evernote.com</text:span></text:a><text:span text:style-name="T22">.</text:span></text:p>
      <text:h text:style-name="P163" text:outline-level="2">Synchronization intervals</text:h>
      <text:p text:style-name="P9">NixNote will synchronize every 15 minutes by default. You can customize this under the Edit/Preferences dialog in the “<text:span text:style-name="T7">Sync</text:span>” section. <text:s/></text:p>
      <text:p text:style-name="P9">There are a few other options you can customize if you wish.</text:p>
      <text:list xml:id="list5779393544197385330" text:style-name="WW8Num2">
        <text:list-item>
          <text:p text:style-name="P195"><text:span text:style-name="T73">“Enable </text:span>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95">“<text:span text:style-name="T73">Show successful syncs” - When enabled, both successful and unsuccessful syncs will display via a popup message. <text:s/>When not selected only errors will show a popup.</text:span></text:p>
        </text:list-item>
        <text:list-item>
          <text:p text:style-name="P196"><text:span text:style-name="T7">“Sync on Startup”</text:span> – This option will automatically log you into Evernote and start a sync when you start the program. <text:s/>If you <text:span text:style-name="T7">haven't granted NixNote account access via the login page, this option won't work</text:span>.</text:p>
        </text:list-item>
        <text:list-item>
          <text:p text:style-name="P196">“Sync On Shutdown” – By choosing this option NixNote will do a final synchronization when it shuts down. <text:s/><text:span text:style-name="T7">This option will only work if you have granted NixNote access via the login page at least once. <text:s/>Depending upon the amount of data, this could cause NixNote to run for a while in the background.</text:span></text:p>
        </text:list-item>
        <text:list-item>
          <text:p text:style-name="P196"><text:soft-page-break/>“<text:span text:style-name="T73">Enable Proxy” - Enable proxy configuration when connecting with Evernote.</text:span></text:p>
        </text:list-item>
        <text:list-item>
          <text:p text:style-name="P196">“<text:span text:style-name="T73">Proxy Hostname” - The hostname of the proxy to use when communicating with Evernote.</text:span></text:p>
        </text:list-item>
        <text:list-item>
          <text:p text:style-name="P196">“<text:span text:style-name="T73">Proxy Port” - Port to use on the Proxy server.</text:span></text:p>
        </text:list-item>
        <text:list-item>
          <text:p text:style-name="P196">“<text:span text:style-name="T73">Proxy Username” - Proxy username to use when connecting to the proxy server.</text:span></text:p>
        </text:list-item>
        <text:list-item>
          <text:p text:style-name="P196">“<text:span text:style-name="T73">Proxy Password” - Password to use when connecting to the proxy server.</text:span></text:p>
          <text:p text:style-name="P197">The initial sync with Evernote can take a long time, but it should be quicker after it completes the first sync. </text:p>
          <text:p text:style-name="P197">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63" text:outline-level="2"/>
      <text:h text:style-name="P163"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text:soft-page-break/></text:p>
      <text:h text:style-name="P163" text:outline-level="2">Using multiple Evernote accounts</text:h>
      <text:p text:style-name="P39">NixNote will allow you to access multiple Evernote accounts at one time, but these accounts are stored in different databases. <text:s/><text:span text:style-name="T7">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1"/>
      <text:h text:style-name="P154" text:outline-level="1">Using NixNote</text:h>
      <text:h text:style-name="P163" text:outline-level="2">Notes</text:h>
      <text:h text:style-name="P173"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73"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73" text:outline-level="3">Note history</text:h>
      <text:p text:style-name="P9">If you are a premium user, you can restore older versions of notes from Evernote’s servers. <text:s/>This is under <text:span text:style-name="T8">the </text:span>“<text:span text:style-name="T8">View” menu option “Note History”.</text:span></text:p>
      <text:h text:style-name="P173"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73"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73"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73" text:outline-level="3">Printing</text:h>
      <text:p text:style-name="P14">Printing under Linux requires that CUPS be installed. <text:s/><text:span text:style-name="T70">If any text is selected, then only that portion of the note is printed, otherwise the entire note is printed.</text:span></text:p>
      <text:h text:style-name="P175" text:outline-level="3">Emailing</text:h>
      <text:p text:style-name="P67">Notes and their attachments can be sent via email, but the server settings must be configured. <text:s/>See the “Preferences” section below for more details.</text:p>
      <text:h text:style-name="P190" text:outline-level="3">Encrypting Text</text:h>
      <text:p text:style-name="P66">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73" text:outline-level="3">Note HTML Source</text:h>
      <text:p text:style-name="P9">You can view the HTML source of a note under the View/<text:span text:style-name="T8">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73"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70" text:outline-level="2">Notebooks</text:h>
      <text:h text:style-name="P173" text:outline-level="3">Creating, editing, <text:span text:style-name="T65">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73"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73" text:outline-level="3">Opening <text:span text:style-name="T65">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8">menu under “</text:span>Open/Close <text:span text:style-name="T8">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70"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73"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64" text:outline-level="2"/>
      <text:h text:style-name="P170"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261608197728932357" text:style-name="L4">
        <text:list-item>
          <text:p text:style-name="P109">Words in the title of a note (intitle:)</text:p>
        </text:list-item>
        <text:list-item>
          <text:p text:style-name="P109">Tags (tag:)</text:p>
        </text:list-item>
        <text:list-item>
          <text:p text:style-name="P109">Notebook (notebook:)</text:p>
        </text:list-item>
        <text:list-item>
          <text:p text:style-name="P109">Author (author:)</text:p>
        </text:list-item>
        <text:list-item>
          <text:p text:style-name="P109">Source (source:)</text:p>
        </text:list-item>
        <text:list-item>
          <text:p text:style-name="P109">Source Application (sourceapplication:)</text:p>
        </text:list-item>
        <text:list-item>
          <text:p text:style-name="P109">Created (created:)</text:p>
        </text:list-item>
        <text:list-item>
          <text:p text:style-name="P109">Updated (updated:)</text:p>
        </text:list-item>
        <text:list-item>
          <text:p text:style-name="P109">Subject Date (subjectdate:)</text:p>
        </text:list-item>
        <text:list-item>
          <text:p text:style-name="P109">Todo (todo:)</text:p>
        </text:list-item>
        <text:list-item>
          <text:p text:style-name="P109">Recognition Type (recotype:)</text:p>
        </text:list-item>
        <text:list-item>
          <text:p text:style-name="P109">Stack (stack:)</text:p>
        </text:list-item>
        <text:list-item>
          <text:p text:style-name="P109">Longitude (longitude:)</text:p>
        </text:list-item>
        <text:list-item>
          <text:p text:style-name="P109">Latitude (latitude:)</text:p>
        </text:list-item>
        <text:list-item>
          <text:p text:style-name="P109">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71"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70"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63"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63"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63" text:outline-level="2">Keyboard Shortcuts</text:h>
      <text:p text:style-name="P9">Most of the menu items in NixNote can be customized. <text:s/>To do this, you must create a shortcut.txt file in your <text:span text:style-name="T8">~/.nixnote directory</text:span>. <text:s/>For more information on customizing shortcuts, look in /usr/share/<text:span text:style-name="T8">nixnote2</text:span>/shortcuts_howto.txt. <text:s/>After making any changes, you must restart NixNote for the changes to take effect.</text:p>
      <text:h text:style-name="P165" text:outline-level="2"/>
      <text:h text:style-name="P166" text:outline-level="2">Themes</text:h>
      <text:p text:style-name="P42">NixNote does have the ability to change most of the icons <text:span text:style-name="T72">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57" text:outline-level="1">Preferences</text:h>
      <text:p text:style-name="P19">Under Edit/Preferences there are various options that can change the appearance <text:span text:style-name="T9">and behavior </text:span>of NixNote. </text:p>
      <text:p text:style-name="P19">The first tab you will see is the Appearance tag.</text:p>
      <text:list xml:id="list1757972630644921055" text:style-name="L5">
        <text:list-item>
          <text:p text:style-name="P110">“<text:span text:style-name="T9">Show tray icon” - If you window manager supports it, this will show an icon in the tray of your status bar. <text:s/></text:span><text:s text:c="2"/></text:p>
        </text:list-item>
        <text:list-item>
          <text:p text:style-name="P110">“<text:span text:style-name="T9">Show splash screen on startup” - When starting NixNote, display a splash screen until the startup is complete.</text:span></text:p>
        </text:list-item>
        <text:list-item>
          <text:p text:style-name="P111">“Display PDF<text:span text:style-name="T9">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 <text:s/><text:span text:style-name="T72">Please note: <text:s/>There are currently issues with Gnome using this feature. <text:s/>It is recommended that if you run Gnome, you do not enable this feature.</text:span></text:p>
        </text:list-item>
        <text:list-item>
          <text:p text:style-name="P112">“<text:span text:style-name="T72">Show </text:span>missed reminders on startup” - If NixNote wasn't running when a reminder was due, this option will show it when NixNote starts the next time. If unchecked, you will not receive any notifications of missed reminders.</text:p>
        </text:list-item>
        <text:list-item>
          <text:p text:style-name="P114">“Show notebook and tag totals” - If enabled, this will dynamically update the number of notebooks <text:span text:style-name="T65">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12">“Always start minimized” - Always start NixNote as a minimized application. This is particularly useful if you have it set to autostart and minimize to the tray.</text:p>
        </text:list-item>
        <text:list-item>
          <text:p text:style-name="P112">“Start automatically at login” - Starts NixNote whenever you login.</text:p>
        </text:list-item>
        <text:list-item>
          <text:p text:style-name="P115">“Disable note editing on startup” - If this selection is checked, you will not be able to edit any notes when starting NixNote.</text:p>
        </text:list-item>
        <text:list-item>
          <text:p text:style-name="P115">“Focus on Note Title on New Note” - If selected, the cursor will be placed on the note title, rather than the note body when creating a new note.</text:p>
        </text:list-item>
        <text:list-item>
          <text:p text:style-name="P115">“Confirm Deletes” - Prompt for verification prior to deleting an item.</text:p>
        </text:list-item>
        <text:list-item>
          <text:p text:style-name="P115"><text:soft-page-break/>“Limit Editor to Web Fonts” - Only show fonts that are directly available in the Evernote Web application. <text:s/>Other fonts are not shown in the editor's font list.</text:p>
        </text:list-item>
        <text:list-item>
          <text:p text:style-name="P115">“Show note grid list” - Show grid lines in the note list. <text:s/>If not selected, no lines are shown.</text:p>
        </text:list-item>
        <text:list-item>
          <text:p text:style-name="P115">“Alternate note list colors” - Display alternating row colors on the note list. </text:p>
        </text:list-item>
        <text:list-item>
          <text:p text:style-name="P118">“Set author on new notes” - Attempt to automatically populate the author on any new notes. <text:s/></text:p>
        </text:list-item>
        <text:list-item>
          <text:p text:style-name="P112">“Startup Behavior” - This controls what notes you see when NixNote starts. <text:s/></text:p>
        </text:list-item>
        <text:list-item>
          <text:p text:style-name="P148">“Restore Selection Criteria” - Whatever search <text:span text:style-name="T65">and</text:span> selection criteria you had when NixNote shut down the last time will be restored.</text:p>
        </text:list-item>
        <text:list-item>
          <text:p text:style-name="P148">“Select Default Notebook” - Always start NixNote and just view any notes in the default notebook.</text:p>
        </text:list-item>
        <text:list-item>
          <text:p text:style-name="P148">“View All Notebooks” – View everything when NixNote starts</text:p>
        </text:list-item>
        <text:list-item>
          <text:p text:style-name="P151">“Tray Icon Click Action” - If you have the tray icon enabled, this option controls what happens when you click on the icon.</text:p>
        </text:list-item>
        <text:list-item>
          <text:p text:style-name="P149">“Show/Hide NixNote” - Show or Hide NixNote.</text:p>
        </text:list-item>
        <text:list-item>
          <text:p text:style-name="P149">“New Text Note” - Show NixNote and create a new text note.</text:p>
        </text:list-item>
        <text:list-item>
          <text:p text:style-name="P149">“New Quick Note” - Show NixNote and create a new note in a separate window.</text:p>
        </text:list-item>
        <text:list-item>
          <text:p text:style-name="P149">“New Screen Capture” - Crete a screen clip note.</text:p>
        </text:list-item>
        <text:list-item>
          <text:p text:style-name="P151">“Tray Icon Double Click Action” - This is the same as the “Tray Icon Click Action”, except that it controls what happens when you double click the icon.</text:p>
        </text:list-item>
        <text:list-item>
          <text:p text:style-name="P152">“<text:span text:style-name="T17">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9">Default Editor Font &amp; Size” - These allow you to specify the default font <text:span text:style-name="T65">and</text:span> font size used when viewing notes. <text:s/>Please note that this does not change the size <text:span text:style-name="T65">and</text:span> font used in other areas of the application. <text:s/>You need to restart NixNote for this change to take effect.</text:p>
          <text:p text:style-name="P153"/>
        </text:list-item>
      </text:list>
      <text:p text:style-name="P16"><text:soft-page-break/>The next tab is the “Locale” tab. <text:s/>It is used to customize how dates <text:span text:style-name="T65">and</text:span> times are displayed.</text:p>
      <text:p text:style-name="P17">The “Sync” tab <text:s/>discussed in the "Synchronization” section above.</text:p>
      <text:p text:style-name="P45">Next is the “Search” tab. <text:s/>This tab controls how NixNote resolves searches <text:span text:style-name="T70">and vairous behaviors when selecting notebooks or searching for text within a note.</text:span></text:p>
      <text:list xml:id="list906827498836376531" text:style-name="L6">
        <text:list-item>
          <text:p text:style-name="P113">“<text:span text:style-name="T70">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20">“Clear Tag Selection on Search Text Changes” - If this option is checked, NixNote will unselect any tags in the left hand panel whenever the search string is changed. <text:s/>The default is unchecked.</text:p>
        </text:list-item>
        <text:list-item>
          <text:p text:style-name="P113">“<text:span text:style-name="T70">Clear Search Text on Notebook Changes” - If this option is checked the search text will be cleared whenever a new notebook is selected. <text:s/>The default is unchecked.</text:span></text:p>
        </text:list-item>
        <text:list-item>
          <text:p text:style-name="P113">“<text:span text:style-name="T70">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13">“Minimum Recognition Weight” - When Evernote does text recognition of images, it returns a list of possible words in the image along with a weight. The higher the weight, the more certain Evernote is of a match. <text:s/>This value is used to determine <text:span text:style-name="T15">the minimum recognition certainty for NixNote to consider it a match when searching. <text:s/>Changing this value does not require you to reindex your database.</text:span></text:p>
        </text:list-item>
        <text:list-item>
          <text:p text:style-name="P113">“<text:span text:style-name="T79">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2">Email</text:span>” setting controls various debugging settings. <text:s/><text:span text:style-name="T72">If confiured properly, NixNote will permit you to send any notes &amp; their attachments via an email message.</text:span></text:p>
      <text:list xml:id="list631576103592183076" text:style-name="L7">
        <text:list-item>
          <text:p text:style-name="P116">“SMTP Server” - The email server to use when sending emails.</text:p>
        </text:list-item>
        <text:list-item>
          <text:p text:style-name="P116"><text:soft-page-break/>“Server Port” - The port to use on the SMTP server.</text:p>
        </text:list-item>
        <text:list-item>
          <text:p text:style-name="P116">“Connection Type” - The type of connection to use when sending email.</text:p>
        </text:list-item>
        <text:list-item>
          <text:p text:style-name="P116">“Userid” - The userid used to login to the SMTP server.</text:p>
        </text:list-item>
        <text:list-item>
          <text:p text:style-name="P116">“Password” - The password to use when logging into the SMTP server.</text:p>
        </text:list-item>
        <text:list-item>
          <text:p text:style-name="P116">“Sender Email” - The email ID to use as a reply-to address.</text:p>
        </text:list-item>
        <text:list-item>
          <text:p text:style-name="P116">“Sender Display Name” - The name to display on outgoing email messages.</text:p>
        </text:list-item>
      </text:list>
      <text:p text:style-name="P63">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2483133455601545222" text:style-name="L8">
        <text:list-item>
          <text:p text:style-name="P121">“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1">“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1">“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1">“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6">The “Debug” setting controls various debugging settings. <text:s/></text:p>
      <text:list xml:id="list1073945153557598354" text:style-name="L9">
        <text:list-item>
          <text:p text:style-name="P122">“<text:span text:style-name="T15">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22"><text:soft-page-break/>“<text:span text:style-name="T15">Show LID column” - This adds an additional column to the note list that shows the LID (local ID) for each note. <text:s/>This is primarily used for debugging and most people really don't care about it.</text:span></text:p>
        </text:list-item>
        <text:list-item>
          <text:p text:style-name="P12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7">“Disable image search highlighting” - When enabled, image <text:span text:style-name="T73">text will not have matches highlighting when performing a search.</text:span></text:p>
        </text:list-item>
        <text:list-item>
          <text:p text:style-name="P124">“Strict note checking” - When selected, NixNote will be more strict in trying to validate that a note's structure matches Evernote requirements. <text:s/>Anything not matching Evernote standards is removed.</text:p>
        </text:list-item>
        <text:list-item>
          <text:p text:style-name="P125">“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22">“<text:span text:style-name="T15">Message Level” - Specifies the amount and type of messages that are written to the log file. <text:s/>Normally, this should be set to “Info”, but changing it can be helpful when problems occur. </text:span></text:p>
        </text:list-item>
        <text:list-item>
          <text:p text:style-name="P150">“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50">“Debug” - Show all debugging messages. <text:s/>Debugging also shows informational, warning, <text:span text:style-name="T65">and</text:span> error messages.</text:p>
        </text:list-item>
        <text:list-item>
          <text:p text:style-name="P150">“Warning” - Show only warnings <text:span text:style-name="T65">and </text:span>critical errors.</text:p>
        </text:list-item>
        <text:list-item>
          <text:p text:style-name="P150">“Error” - Only ever show critical error messages. <text:s/></text:p>
        </text:list-item>
        <text:list-item>
          <text:p text:style-name="P150">“Fatal” - Show only the most critical messages that cause NixNote to fail.</text:p>
        </text:list-item>
        <text:list-item>
          <text:p text:style-name="P150">“Info” - Show any informational or error messages. <text:s/>This is the normal message level.</text:p>
          <text:p text:style-name="P122"/>
        </text:list-item>
      </text:list>
      <text:p text:style-name="P71"/>
      <text:h text:style-name="P154" text:outline-level="1">Indexing</text:h>
      <text:h text:style-name="P173"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73" text:outline-level="3">Reindexing specific notes or the entire database</text:h>
      <text:p text:style-name="P9">Indexing your entire database takes time, but if you want to do it again you can tell NixNote to do this by choosing the “Tools/Reindex Database” option. <text:s text:c="2"/><text:span text:style-name="T69">Please note that this is only possible by passing the command line parameter “--enableIndexing”.</text:span></text:p>
      <text:p text:style-name="P9">When <text:span text:style-name="T15">the entire database</text:span> <text:span text:style-name="T10">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76"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73" text:outline-level="3">Attachments</text:h>
      <text:p text:style-name="P9">NixNote has the ability to index PDF, Microsoft Office (Excel, Outlook messages, Word, <text:span text:style-name="T59">and</text:span> PowerPoint), ODF, <text:span text:style-name="T10">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73"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57" text:outline-level="1">Tools</text:h>
      <text:h text:style-name="P163"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4">It might not appear in your note list, however, until the search is refreshed.</text:span></text:p>
      <text:p text:style-name="P9"/>
      <text:h text:style-name="P163" text:outline-level="2">Import/export of data</text:h>
      <text:p text:style-name="P72">Under the File menu there is an option to export and import notes. <text:s/>Exporting notes creates a NixNote export file with the extension of .nnex and contains information about any selected notes. <text:s/>This includes notebooks, tags, <text:span text:style-name="T65">and</text:span> resources.</text:p>
      <text:p text:style-name="P72">Restoring a note from a NixNote export <text:span text:style-name="T10">does </text:span>not replace any existing notes and it does not create any notebooks or tags. <text:s/>An imported note is treated as a new note.</text:p>
      <text:p text:style-name="P72"/>
      <text:h text:style-name="P170" text:outline-level="2">Backup/restore of data</text:h>
      <text:p text:style-name="P9">The backup <text:span text:style-name="T65">and</text:span> restore process is similar to the import/export process with a few except<text:span text:style-name="T10">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5">and</text:span> be in the same notebook as it was when it was backed up. <text:s/>It also will restore notebook, tag, <text:span text:style-name="T65">and</text:span> saved searches.</text:p>
      <text:h text:style-name="P157"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157" text:outline-level="1">LaTeX Formulas</text:h>
      <text:p text:style-name="P9">NixNote has the ability to add LaTeX formula images. <text:s/><text:span text:style-name="T10">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0">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0">b</text:span>y clicking on a LaTeX <text:span text:style-name="T10">image.</text:span></text:p>
      <text:h text:style-name="P159" text:outline-level="1">Command Line Options</text:h>
      <text:h text:style-name="P181" text:outline-level="3"><text:span text:style-name="T73">help or </text:span>--<text:span text:style-name="T18">help or ? or -? or --?</text:span></text:h>
      <text:p text:style-name="P47">Show command line options and exit.</text:p>
      <text:h text:style-name="P191" text:outline-level="3">start &lt;option&gt;</text:h>
      <text:p text:style-name="P67">This is the default option when none others are specified. <text:s/>This simply starts NixNote normally. <text:s/></text:p>
      <text:p text:style-name="P76">Start options:</text:p>
      <text:p text:style-name="P102"><text:tab/>--accountId=&lt;id&gt; : <text:span text:style-name="T22"><text:s/>NixNote configuration to use. <text:s/>This defaults to </text:span><text:span text:style-name="T36">the last used account</text:span><text:span text:style-name="T22">. <text:s/>If you do not have multiple NixNote configurations you can ignore this option.</text:span></text:p>
      <text:p text:style-name="P96">--dontStartMinimized : This overrides the setting in the Preferences dialog box and will force NixNote to start in a non-minimized state.</text:p>
      <text:p text:style-name="P96">--disableEditing : This overrides the setting in the Preferences dialog box and will not allow editing of notes when starting NixnNote.</text:p>
      <text:p text:style-name="P96">--enableIndexing : This will enable the background indexing thread to do work. <text:s/>This normally is not needed unless you want to do a full database reindexing. <text:s/>Enabling this option can cause performance problems until the database is reindexed.</text:p>
      <text:p text:style-name="P96">--openNote=&lt;id&gt; : Open a specific note on startup. <text:s/><text:span text:style-name="T75">This parameter is optional. <text:s/>If not specified the last viewed note will be opened.</text:span></text:p>
      <text:p text:style-name="P96">--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6">--startMinimized : Override the Preferences dialog option and start NixNote in a minimized state.</text:p>
      <text:p text:style-name="P96">--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74"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91"><text:soft-page-break/>--<text:span text:style-name="T82">accountId=&lt;id&gt; : </text:span>NixNote configuration to use. <text:s/>This defaults to <text:span text:style-name="T82">the last used account</text:span>. <text:s/>If you do not have multiple NixNote configurations you can ignore this option.</text:p>
      <text:h text:style-name="P175" text:outline-level="3">shutdown</text:h>
      <text:p text:style-name="P57"><text:span text:style-name="T73">If another instance of NixNote is running, this option will request it to shut itself down.</text:span> <text:s/></text:p>
      <text:p text:style-name="P91">--<text:span text:style-name="T82">accountId=&lt;id&gt; : </text:span>NixNote configuration to use. <text:s/>This defaults to <text:span text:style-name="T82">the last used account</text:span>. <text:s/>If you do not have multiple NixNote configurations you can ignore this option.</text:p>
      <text:h text:style-name="P175" text:outline-level="3">show_window</text:h>
      <text:p text:style-name="P101">If another instance of NixNote is running, request it to show itself. <text:s/>If minimized, it will be un-minimized.</text:p>
      <text:p text:style-name="P103">--<text:span text:style-name="T82">accountId=&lt;id&gt; : </text:span>NixNote configuration to use. <text:s/>This defaults to <text:span text:style-name="T82">the last used account</text:span>. <text:s/>If you do not have multiple NixNote configurations you can ignore this option.</text:p>
      <text:h text:style-name="P175" text:outline-level="3">query &lt;options&gt;</text:h>
      <text:p text:style-name="P49">Perform a command line query. <text:s/>The results are displayed back to the terminal. <text:s/>The same syntax that the GUI uses is supported via the command line.</text:p>
      <text:p text:style-name="P77">Query options:</text:p>
      <text:p text:style-name="P86">--accountId=&lt;id&gt; : NixNote configuration to use for the query. <text:s/>This defaults to “1”. <text:s/>If you do not have multiple NixNote configurations you can ignore this option. <text:s/><text:span text:style-name="T75">This parameter is optional.</text:span></text:p>
      <text:p text:style-name="P86">--search=”&lt;search_string&gt;” : Query to use when searching the NixNote database. <text:s/><text:span text:style-name="T75">This parameter is optional, but if you don't specify it all notes will be returned.</text:span></text:p>
      <text:p text:style-name="P86">--delimiter=”&lt;delimiter&gt;” : When displaying results, the results are separated by this string of characters. <text:s/>It defaults to “|” <text:span text:style-name="T75">and this parameter is optional.</text:span></text:p>
      <text:p text:style-name="P86">--noHeaders : Don't display column headers when showin the search results.</text:p>
      <text:p text:style-name="P86">--<text:span text:style-name="T74">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7">Display output fields:</text:p>
      <text:p text:style-name="P98">%i : Display the note Id.</text:p>
      <text:p text:style-name="P98">%t : Display the note title.</text:p>
      <text:p text:style-name="P98"><text:soft-page-break/>%n : Display the notebook containing the note.</text:p>
      <text:p text:style-name="P98">%g : Display the tags assigned to the note.</text:p>
      <text:p text:style-name="P98">%c : Display the creation date of the note.</text:p>
      <text:p text:style-name="P98">%u : Display the last date the note was updated.</text:p>
      <text:p text:style-name="P98">%e : Show if the note is synchronized with Evernote.</text:p>
      <text:p text:style-name="P98">%s : Show the source URL of the note.</text:p>
      <text:p text:style-name="P98">%a : Show the author of the note.</text:p>
      <text:p text:style-name="P98">%x : Show if the note has a todo item.</text:p>
      <text:p text:style-name="P98">%r : Show if the note reminder time.</text:p>
      <text:p text:style-name="P98">%v : Show the time the reminder was completed.</text:p>
      <text:p text:style-name="P98">Display output padding format:</text:p>
      <text:p text:style-name="P98">&lt;length&gt; - any numeric number. <text:s/>If the resulting field is shorter than this length the result is padded to &lt;length&gt;. <text:s/>If it is longer, the result field is not truncated. <text:s/>Specifying this is optional.</text:p>
      <text:p text:style-name="P98">&lt;length&gt;: - If the <text:s/>length ends with “:”, the resulting field is padded to the length specified, but if the resulting field is longer it is truncated to that length. <text:s/>Specifying this is optional, and if not specified no truncation is done.</text:p>
      <text:p text:style-name="P98"><text:span text:style-name="T63">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8">nixnote2 query --search="Famous Authors" --delimiter=" * " --display="%i%t10:%n"</text:p>
      <text:p text:style-name="P99">Example #2</text:p>
      <text:p text:style-name="P100">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00">nixnote2 query –search=”Fred” --display=”%i%n5,%a7:”</text:p>
      <text:h text:style-name="P182" text:outline-level="3">readNote</text:h>
      <text:p text:style-name="P23"><text:span text:style-name="T74">Display the text of a specific note. <text:s/>This will only show any plain-text contents. <text:s/>Attachments and images are not shown</text:span>.</text:p>
      <text:p text:style-name="P78"><text:soft-page-break/><text:span text:style-name="T74">readNote</text:span> options:</text:p>
      <text:p text:style-name="P87">--accountId=&lt;id&gt; : NixNote configuration <text:s/><text:span text:style-name="T82">This defaults to the last used account</text:span>. <text:s/>If you do not have multiple NixNote configurations you can ignore this option.</text:p>
      <text:p text:style-name="P87">--<text:span text:style-name="T74">id=&lt;id&gt; : The id of the note. <text:s/>This parameter is required.</text:span></text:p>
      <text:h text:style-name="P183" text:outline-level="3"><text:span text:style-name="T86">append</text:span>Note</text:h>
      <text:p text:style-name="P62">Append text to an existing note.</text:p>
      <text:p text:style-name="P83"><text:span text:style-name="T86">addNote</text:span> options:</text:p>
      <text:p text:style-name="P93">--accountId=&lt;id&gt; : NixNote configuration <text:s/><text:span text:style-name="T82">This defaults to the last used account</text:span>. <text:s/>If you do not have multiple NixNote configurations you can ignore this option.</text:p>
      <text:p text:style-name="P93">--<text:span text:style-name="T86">id=&lt;id&gt; : The ID of the note to append. This parameter is required.</text:span></text:p>
      <text:p text:style-name="P93">--<text:span text:style-name="T86">notebook=”notebook_name” : Notebook for the new note.</text:span></text:p>
      <text:p text:style-name="P93">–<text:span text:style-name="T86">tag=”tag_name” : Name of the tag to assign to the new note. For multiple tags, specify this option multiple times.</text:span></text:p>
      <text:p text:style-name="P93">--<text:span text:style-name="T86">attachment=”file_path” : File to attach to the note. For multiple attachments, specify this option multiple times.</text:span></text:p>
      <text:p text:style-name="P93">--<text:span text:style-name="T86">delimiter=”delimiter_character” : Delimiter for attachments within a note. When specified, any attacments will be added to the note where an attachment delimiter is specified. The default character is %%.</text:span></text:p>
      <text:p text:style-name="P93">--<text:span text:style-name="T86">noteText=”note_text” : The actual note body. To add attachments add the delimiter character in the note along with any –attachment parameters. If this parameter is not specified, then data will be read from stdin.</text:span></text:p>
      <text:h text:style-name="P183" text:outline-level="3"><text:span text:style-name="T86">add</text:span>Note</text:h>
      <text:p text:style-name="P56"><text:span text:style-name="T86">Add a new note to the database</text:span>. <text:span text:style-name="T86">Note: new notes are not seen immediately if another instance is running.</text:span></text:p>
      <text:p text:style-name="P83"><text:span text:style-name="T86">addNote</text:span> options:</text:p>
      <text:p text:style-name="P93">--accountId=&lt;id&gt; : NixNote configuration <text:s/><text:span text:style-name="T82">This defaults to the last used account</text:span>. <text:s/>If you do not have multiple NixNote configurations you can ignore this option.</text:p>
      <text:p text:style-name="P93"/>
      <text:p text:style-name="P93">--<text:span text:style-name="T86">attachment=”file_path” : File to attach to the note. For multiple attachments, specify this option multiple times.</text:span></text:p>
      <text:p text:style-name="P93"><text:soft-page-break/>--<text:span text:style-name="T86">delimiter=”delimiter_character” : Delimiter for attachments within a note. When specified, any attacments will be added to the note where an attachment delimiter is specified. The default character is %%.</text:span></text:p>
      <text:p text:style-name="P93">--<text:span text:style-name="T86">created=”date_created” : The date &amp; time the note was created. This defaults to today’s date &amp; time.</text:span></text:p>
      <text:p text:style-name="P93">--<text:span text:style-name="T86">updated=”date_updated” : The date the note was last updated. This defaults to today’s date &amp; time.</text:span></text:p>
      <text:p text:style-name="P93">--<text:span text:style-name="T86">noteText=”note_text” : The actual note body. To add attachments add the delimiter character in the note along with any –attachment parameters.</text:span></text:p>
      <text:h text:style-name="P183" text:outline-level="3"/>
      <text:h text:style-name="P183" text:outline-level="3"><text:span text:style-name="T73">alter</text:span>Note</text:h>
      <text:p text:style-name="P55">Modify notebook, add tags, or remove tags for selected notes.</text:p>
      <text:p text:style-name="P81"><text:span text:style-name="T81">alterNote</text:span> options:</text:p>
      <text:p text:style-name="P90">--accountId=&lt;id&gt; : NixNote configuration <text:s/><text:span text:style-name="T82">This defaults to the last used account</text:span>. <text:s/>If you do not have multiple NixNote configurations you can ignore this option.</text:p>
      <text:p text:style-name="P90">--<text:span text:style-name="T81">search=”&lt;search string&gt;” : Search for notes matching this criteria. <text:s/>All notes matching are modified.</text:span></text:p>
      <text:p text:style-name="P90">–-<text:span text:style-name="T81">id=”&lt;id list&gt;” : A list of note IDs to alter.</text:span></text:p>
      <text:p text:style-name="P90">--<text:span text:style-name="T81">notebook=”&lt;notebook name&gt;” : Move the notes to this notebook.</text:span></text:p>
      <text:p text:style-name="P90">--<text:span text:style-name="T81">addTag=”&lt;tag name&gt;” : Add this tag to the matching notes. <text:s/>If you want to add multiple tags you need to specify this parameter multiple times.</text:span></text:p>
      <text:p text:style-name="P90">–-<text:span text:style-name="T81">delTag=”&lt;tag name&gt;” : Remove this tag from matching notes. <text:s/>If you want to remove multiple tags you need to specify this parameter multiple times.</text:span></text:p>
      <text:h text:style-name="P184" text:outline-level="3">deleteNote</text:h>
      <text:p text:style-name="P50">Delete a specific note. <text:s/></text:p>
      <text:p text:style-name="P78"><text:span text:style-name="T74">deleteNote</text:span> options:</text:p>
      <text:p text:style-name="P87">--accountId=&lt;id&gt; : NixNote configuration. <text:s/><text:span text:style-name="T82">This defaults to the last used account</text:span>. <text:s/>If you do not have multiple NixNote configurations you can ignore this option.</text:p>
      <text:p text:style-name="P87">--<text:span text:style-name="T78">noVerify : Don't prompt for verification prior to deleting the note.</text:span></text:p>
      <text:p text:style-name="P87">--<text:span text:style-name="T74">id=&lt;id&gt; : The id of the note. <text:s/>This parameter is required.</text:span></text:p>
      <text:h text:style-name="P185" text:outline-level="3"><text:soft-page-break/><text:span text:style-name="T75">email</text:span>Note</text:h>
      <text:p text:style-name="P54">Email a specific note. <text:s/>You must have setup the Email settings for this to work properly.</text:p>
      <text:p text:style-name="P79"><text:span text:style-name="T75">emailNote</text:span> options:</text:p>
      <text:p text:style-name="P88">--accountId=&lt;id&gt; : NixNote configuration to use for the query. <text:s/><text:span text:style-name="T82">This defaults to the last used account</text:span>. <text:s/>If you do not have multiple NixNote configurations you can ignore this option.</text:p>
      <text:p text:style-name="P88">--<text:span text:style-name="T74">id=&lt;id&gt; : The id of the note to email. <text:s/>This parameter is mandatory.</text:span></text:p>
      <text:p text:style-name="P88">--<text:span text:style-name="T75">subject=”&lt;subject&gt;” : Subject line for the email. <text:s/>This statement is optional. <text:s/>If not specified the note title will be used.</text:span></text:p>
      <text:p text:style-name="P88">--<text:span text:style-name="T75">to=”&lt;email_address&gt;” : Recipient address. <text:s/>Multiple --to=&lt;email_address&gt; will send the note to multiple recipients. <text:s/>This parameter is optional, but at at least one -–to or one -–cc or one -–bcc must be specified.</text:span></text:p>
      <text:p text:style-name="P88">--<text:span text:style-name="T75">cc=”&lt;email_address&gt;”: Carbon copy recipient of the note. <text:s/>To specify multiple recipients, use multiple –-cc=”&lt;email_address&gt;” statements. <text:s/>This parameter is optional, but at at least one -–to or one -–cc or one -–bcc must be specified.</text:span></text:p>
      <text:p text:style-name="P88">--<text:span text:style-name="T75">bcc=&lt;email_address&gt; : Blind carbon copy recipient of the note. <text:s/>To specify multiple recipients, use multiple --bcc=&lt;email_address&gt; statemnts. <text:s/>This parameter is optional, but at at least one -–to or one -–cc or one -–bcc must be specified.</text:span></text:p>
      <text:p text:style-name="P88">--<text:span text:style-name="T75">note:=”&lt;text&gt;” : Additional notes to prepend to the note text. <text:s/>This parameter is optional.</text:span></text:p>
      <text:h text:style-name="P186" text:outline-level="3">export</text:h>
      <text:p text:style-name="P24"><text:span text:style-name="T80">Extract notes from the NixNote database. <text:s/>Notes are stored as NixNote extract files (nnex) and can optionally be deleted after being extracted</text:span>. <text:s/><text:span text:style-name="T80">NixNote may not be active when this is run.</text:span></text:p>
      <text:p text:style-name="P80"><text:span text:style-name="T80">export</text:span> options:</text:p>
      <text:p text:style-name="P89">--accountId=&lt;id&gt; : NixNote configuration to use for the query. <text:s/><text:span text:style-name="T82">This defaults to the last used account</text:span>. <text:s/>If you do not have multiple NixNote configurations you can ignore this option.</text:p>
      <text:p text:style-name="P89">--<text:span text:style-name="T74">id=”&lt;note_id_1, note_id_2 ...&gt;” : A list of comma or space separated note IDs to extract.</text:span></text:p>
      <text:p text:style-name="P89">--<text:span text:style-name="T80">search=”search string” : Extrcat all notes that match the search string.</text:span></text:p>
      <text:p text:style-name="P89">--<text:span text:style-name="T80">output=&lt;filename&gt; : Export file name. <text:s/>This is required.</text:span></text:p>
      <text:p text:style-name="P89"><text:soft-page-break/>--<text:span text:style-name="T80">deleteAfterExtract : If specified, notes will be moved to the trash after the extract is complete.</text:span></text:p>
      <text:p text:style-name="P89">--<text:span text:style-name="T80">noVerifyDelete : If “--deleteAfterExtract” is specified, this option removes the console verification prior to deleting the notes.</text:span></text:p>
      <text:h text:style-name="P187" text:outline-level="3">import</text:h>
      <text:p text:style-name="P25"><text:span text:style-name="T80">Extract notes from the NixNote database. <text:s/>Notes are stored as NixNote extract files (nnex) and can optionally be deleted after being extracted</text:span>. <text:s/><text:span text:style-name="T80">NixNote may not be active when this is run.</text:span></text:p>
      <text:p text:style-name="P82"><text:span text:style-name="T82">import</text:span> options:</text:p>
      <text:p text:style-name="P91">--accountId=&lt;id&gt; : NixNote configuration to use for the query. <text:s/>This defaults to <text:span text:style-name="T82">the last used account</text:span>. <text:s/>If you do not have multiple NixNote configurations you can ignore this option.</text:p>
      <text:p text:style-name="P91">--<text:span text:style-name="T82">input=&lt;filename&gt; : Export file name. <text:s/>This is required.</text:span></text:p>
      <text:h text:style-name="P186" text:outline-level="3">backup</text:h>
      <text:p text:style-name="P53">Perform a NixNote backup. <text:s/>NixNote may not be active at the time this is run.</text:p>
      <text:p text:style-name="P80"><text:span text:style-name="T80">backup</text:span> options:</text:p>
      <text:p text:style-name="P89">--accountId=&lt;id&gt; : NixNote configuration to use for the query. <text:s/>This defaults to <text:span text:style-name="T82">the last used account</text:span>. <text:s/>If you do not have multiple NixNote configurations you can ignore this option.</text:p>
      <text:p text:style-name="P89">--<text:span text:style-name="T80">output=&lt;filename&gt; : The output file for the backup. <text:s/>This field is mandatory.</text:span></text:p>
      <text:h text:style-name="P188" text:outline-level="3">openNotebook</text:h>
      <text:p text:style-name="P60">Open a notebook that had been previously closed.</text:p>
      <text:p text:style-name="P60"><text:tab/>openNotebook options: </text:p>
      <text:p text:style-name="P84">--notebook=”&lt;notebook&gt;” : The name of the notebook to open. <text:s/>You can specify multiple notebooks by using multiple –notebook= statements.</text:p>
      <text:p text:style-name="P92"><text:span text:style-name="T22">--accountId=&lt;id&gt; : NixNote configuration to use for the query. <text:s/>This defaults to </text:span><text:span text:style-name="T82">the last used account</text:span><text:span text:style-name="T22">. <text:s/>If you do not have multiple NixNote configurations you can ignore this option.</text:span></text:p>
      <text:h text:style-name="P188" text:outline-level="3">closeNotebook</text:h>
      <text:p text:style-name="P60">Close a notebook.</text:p>
      <text:p text:style-name="P60"><text:tab/>closeNotebook options: </text:p>
      <text:p text:style-name="P84">--notebook=”&lt;notebook&gt;” : The name of the notebook to close. <text:s/>You can specify multiple notebooks by using multiple –notebook= statements.</text:p>
      <text:p text:style-name="P92"><text:soft-page-break/>--accountId=&lt;id&gt; : NixNote configuration to use for the query. <text:s/>This defaults to <text:span text:style-name="T82">the last used account</text:span>. <text:s/>If you do not have multiple NixNote configurations you can ignore this option.</text:p>
      <text:h text:style-name="P189" text:outline-level="3">signalGui</text:h>
      <text:p text:style-name="P61"><text:span text:style-name="T89">Send a command to a running instance of NixNote from the command line</text:span>.</text:p>
      <text:p text:style-name="P61"><text:tab/><text:span text:style-name="T89">signalGui</text:span> options: </text:p>
      <text:p text:style-name="P85">--<text:span text:style-name="T89">synchronize</text:span> : <text:span text:style-name="T89">Start synchronizing with Evernote</text:span>.</text:p>
      <text:p text:style-name="P85">--<text:span text:style-name="T89">shutdown</text:span> : <text:span text:style-name="T89">Stop NixNote</text:span>.</text:p>
      <text:p text:style-name="P85">--<text:span text:style-name="T89">screenshot</text:span> : <text:span text:style-name="T89">Take a screenshot and create a new note</text:span>.</text:p>
      <text:p text:style-name="P85">--<text:span text:style-name="T89">openNote</text:span> : <text:span text:style-name="T89">Open a note in NixNote. The –id=&lt;note_id&gt; tag must also be specified.</text:span></text:p>
      <text:p text:style-name="P85">--<text:span text:style-name="T89">openNoteNewTab</text:span> : <text:span text:style-name="T89">Open a note in a new tab. The –id=&lt;note_id&gt; tag must also be specified.</text:span></text:p>
      <text:p text:style-name="P85">--<text:span text:style-name="T89">openExternalNote</text:span> : <text:span text:style-name="T89">Open a note in an external window. The –id=&lt;note_id&gt; tag must also be specified.</text:span></text:p>
      <text:p text:style-name="P85">--<text:span text:style-name="T89">newNote</text:span> : <text:span text:style-name="T89">Create a new note.</text:span></text:p>
      <text:p text:style-name="P95">--<text:span text:style-name="T89">newExternalNote : Create a new note in an external window.</text:span></text:p>
      <text:p text:style-name="P95">–<text:span text:style-name="T89">id=&lt;note_id&gt; : The ID of the note to open. (used with the openNote, openNoteNewTab, &amp; openExternalNote options).</text:span></text:p>
      <text:p text:style-name="P94">--accountId=&lt;id&gt; : NixNote configuration to use for the query. <text:s/>This defaults to <text:span text:style-name="T82">the last used account</text:span>. <text:s/>If you do not have multiple NixNote configurations you can ignore this option.</text:p>
      <text:h text:style-name="P156" text:outline-level="1">Ubuntu Scope</text:h>
      <text:p text:style-name="P65">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5"/>
      <text:h text:style-name="P161" text:outline-level="1">Getting Help</text:h>
      <text:p text:style-name="P58"/>
      <text:p text:style-name="P58">I try to provide some level of support for NixNote <text:span text:style-name="T84">b</text:span>ut it obviously isn't my full time job and th<text:span text:style-name="T84">is </text:span>software is provided as-is, <text:span text:style-name="T84">so please be patient.</text:span></text:p>
      <text:p text:style-name="P58">If you encounter a problem running NixNote <text:span text:style-name="T84">please use the steps below in providing as much information as possible.</text:span></text:p>
      <text:p text:style-name="P59">1.) Read this help file. <text:s/>Maybe you'll find the answer has already been documented.</text:p>
      <text:p text:style-name="P58"><text:span text:style-name="T84">2</text:span>.) Check that you are using the most current version. <text:s/>Sometimes bugs are fixed in a later release and <text:span text:style-name="T84">people just need to upgrade</text:span>.</text:p>
      <text:p text:style-name="P58"><text:span text:style-name="T84">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4">S</text:span>et the message level to “Debug”. <text:s/>Recreate the problem and send the messages.log in your ~/.nixnote/logs-x directory. <text:s/><text:span text:style-name="T84">I may need a different log setting later, but “Debug” is a good place to start.</text:span></text:p>
      <text:p text:style-name="P58">5.) Include <text:span text:style-name="T83">as much information as possible regarding the problem. <text:s/>The more information you can provide the easier it is to diagnose the problem. <text:s/>Information that may help diagnosing the problem includes:</text:span></text:p>
      <text:list xml:id="list150905135356383217" text:style-name="L10">
        <text:list-item>
          <text:p text:style-name="P126">What Linux distribution are you using?</text:p>
        </text:list-item>
        <text:list-item>
          <text:p text:style-name="P126">What is the release number of the distribution?</text:p>
        </text:list-item>
        <text:list-item>
          <text:p text:style-name="P126">What window manager are you using (Gnome, KDE, Unity, etc).</text:p>
        </text:list-item>
        <text:list-item>
          <text:p text:style-name="P127">Did you install this via rpm, deb, tar file, or some other method.</text:p>
        </text:list-item>
        <text:list-item>
          <text:p text:style-name="P126">Did this <text:span text:style-name="T84">work in the past and just broke, or is it something that never worked</text:span>? <text:s/><text:span text:style-name="T84">If it worked in the past, in what release did it work?</text:span></text:p>
        </text:list-item>
        <text:list-item>
          <text:p text:style-name="P126">Is the problem with a shared/linked notebook <text:span text:style-name="T84">that is owned by another user</text:span>? <text:s/><text:span text:style-name="T84">If you own it, is it shared with other users?</text:span></text:p>
        </text:list-item>
        <text:list-item>
          <text:p text:style-name="P126">Is this a problem with one note or is it with multiple notes?</text:p>
        </text:list-item>
        <text:list-item>
          <text:p text:style-name="P126">If this is caused by a specific note (or a specific type of note), do the notes contain a complex mixture of images and/or attachments?</text:p>
        </text:list-item>
        <text:list-item>
          <text:p text:style-name="P127">Try running nixnote2 from the command line to see if there are any odd stack dump messages that happen around the time of the error.</text:p>
        </text:list-item>
      </text:list>
      <text:h text:style-name="P160" text:outline-level="1">Frequently Asked Questions</text:h>
      <text:h text:style-name="P128" text:outline-level="1"/>
      <text:h text:style-name="P177" text:outline-level="3">What Evernote features does NixNote support?</text:h>
      <text:p text:style-name="P26">NixNote supports most of the same features that Evernote's Windows <text:span text:style-name="T65">and</text:span> Macintosh clients support. <text:s/>The <text:span text:style-name="T10">major </text:span>exceptions are <text:span text:style-name="T10">the lack of ability to edit</text:span> <text:span text:style-name="T10">ink notes, </text:span>only a subset of the search syntax is supported, and it doesn't <text:s/>have the ability to post to Facebook, <text:span text:style-name="T19">LinkedIn,</text:span> or Twitter.</text:p>
      <text:h text:style-name="P177"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78"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77"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77"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9" text:outline-level="3">Wh<text:span text:style-name="T10">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0" text:outline-level="3"><text:soft-page-break/>The old NixNote 1.x ran on <text:span text:style-name="T87">macOS</text:span> <text:span text:style-name="T65">and</text:span> Windows. <text:s/>Will there be a Windows/Mac version of NixNote 2?</text:h>
      <text:p text:style-name="P27">There may some day be a NixNote 2 for Windows if I ever get the time to port it, but there will probably never <text:span text:style-name="T88">b</text:span>e a NixNote 2 for <text:span text:style-name="T87">macOS</text:span> because I don't own a Mac.</text:p>
      <text:h text:style-name="P177" text:outline-level="3">Can you implement feature ___?</text:h>
      <text:p text:style-name="P31">Maybe. <text:s/>The <text:span text:style-name="T84">best thing to do is to open a request at GitHub </text:span><text:a xlink:type="simple" xlink:href="https://github.com/baumgarr/nixnote2/issues" text:style-name="Internet_20_link" text:visited-style-name="Visited_20_Internet_20_Link"><text:span text:style-name="T84">https://github.com/baumgarr/nixnote2/issues</text:span></text:a><text:span text:style-name="T84">. <text:s/></text:span>I don't promise anything but many of the current features are the results of people asking. <text:s/>Things like auto-import folders, LaTeX formulas, and viewing ink notes are all things that were added by request.</text:p>
      <text:h text:style-name="P177" text:outline-level="3">Can it run on a thumb drive?</text:h>
      <text:p text:style-name="P26">Technically there isn't anything preventing it from running on a thumb drive. <text:s/><text:span text:style-name="T11">You'd need to setup your .nixnote directory to point to the thumb drive via a symbolic link and it should work. <text:s/>I would think it would be difficult, however, to make sure the dependencies are installed on any computer you happen to use.</text:span></text:p>
      <text:h text:style-name="P177" text:outline-level="3">Is there a way to set global hot so I can press Ctrl-F from anywhere <text:span text:style-name="T65">and</text:span> bring up NixNote?</text:h>
      <text:p text:style-name="P26">Not at this time. <text:s/><text:span text:style-name="T11">To the best of my knowledge Qt doesn't have any way of getting hotkeys into any window managers. <text:s/>If you know of a way let me know.</text:span></text:p>
      <text:h text:style-name="P173"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7">identifying bugs or </text:span>offering suggestions for improvement. <text:s/></text:p>
      <text:h text:style-name="P173"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57" text:outline-level="1">Development</text:h>
      <text:p text:style-name="P9">This section is for anyone who wants to know how NixNote works at a programming level. <text:s/>The goal of this section is not to document every class <text:span text:style-name="T65">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88">ote2</text:span></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text:span text:style-name="T88">n</text:span> X window system will need to be present for NixNote to run properly.</text:p>
      <text:h text:style-name="P164" text:outline-level="2"/>
      <text:h text:style-name="P170"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 You do not need both Qt4 &amp; Qt5 libraries. You just need to install for the version of Qt you are building against.</text:span></text:p>
      <text:list xml:id="list8116833791587858351" text:style-name="L11">
        <text:list-item>
          <text:p text:style-name="P130"><text:span text:style-name="T66">g</text:span>it-core<text:span text:style-name="T1"> →</text:span><text:span text:style-name="T4"> Repository tool to manage changes.</text:span></text:p>
        </text:list-item>
        <text:list-item>
          <text:p text:style-name="P131"><text:span text:style-name="T66">q</text:span>tcreator <text:span text:style-name="T1">→</text:span><text:span text:style-name="T4"> IDE environment.</text:span></text:p>
        </text:list-item>
        <text:list-item>
          <text:p text:style-name="P131">qt4-dev-tools <text:span text:style-name="T1">→</text:span><text:span text:style-name="T4"> Qt4 development tools.</text:span></text:p>
        </text:list-item>
        <text:list-item>
          <text:p text:style-name="P133">qt-sdk<text:span text:style-name="T1"> → QT development kit.</text:span></text:p>
        </text:list-item>
        <text:list-item>
          <text:p text:style-name="P135">libqt5webkit-dev <text:span text:style-name="T1">→ Webkit development files (for Qt5 builds).</text:span></text:p>
        </text:list-item>
        <text:list-item>
          <text:p text:style-name="P131">libpoppler-qt4-dev<text:span text:style-name="T1"> →</text:span><text:span text:style-name="T4"> Poppler tools for PDF support </text:span><text:span text:style-name="T6">(for Qt4 builds).</text:span></text:p>
        </text:list-item>
        <text:list-item>
          <text:p text:style-name="P135">libpoppler-qt5-dev<text:span text:style-name="T1"> → Poppler tools for PDF support (for Qt5 builds).</text:span></text:p>
        </text:list-item>
        <text:list-item>
          <text:p text:style-name="P136"><text:span text:style-name="T64">l</text:span><text:span text:style-name="T63">ibopencv-dev</text:span><text:span text:style-name="T67"> →</text:span><text:span text:style-name="T68"> OpenCV libraries used for webcam support.</text:span></text:p>
        </text:list-item>
        <text:list-item>
          <text:p text:style-name="P131"><text:span text:style-name="T85">l</text:span>ibhunspell-dev<text:span text:style-name="T1"> →</text:span><text:span text:style-name="T4"> Hunspell libraries used for spell checking.</text:span></text:p>
        </text:list-item>
        <text:list-item>
          <text:p text:style-name="P131"><text:span text:style-name="T66">l</text:span>ibboost-dev<text:span text:style-name="T1"> →</text:span><text:span text:style-name="T4"> Boost C++ libraries.</text:span></text:p>
        </text:list-item>
        <text:list-item>
          <text:p text:style-name="P136"><text:span text:style-name="T64">l</text:span><text:span text:style-name="T63">ibboost-test-dev </text:span><text:span text:style-name="T67"><text:s/>→</text:span><text:span text:style-name="T68"> Boost C++ libraries.</text:span></text:p>
        </text:list-item>
        <text:list-item>
          <text:p text:style-name="P136"><text:span text:style-name="T64">l</text:span><text:span text:style-name="T63">ibboost-program-options-dev </text:span><text:span text:style-name="T67">→</text:span><text:span text:style-name="T68"> Boost C++ libraries.</text:span></text:p>
        </text:list-item>
        <text:list-item>
          <text:p text:style-name="P132"><text:span text:style-name="T66">l</text:span>ibevent-dev<text:span text:style-name="T1"> →</text:span><text:span text:style-name="T4"> </text:span><text:span text:style-name="T5">A library to execute a function when a specific event occurs on a file descriptor.</text:span></text:p>
        </text:list-item>
        <text:list-item>
          <text:p text:style-name="P131"><text:span text:style-name="T66">a</text:span>utomake <text:span text:style-name="T1">→</text:span><text:span text:style-name="T4"> Tool used for makefiles.</text:span></text:p>
        </text:list-item>
        <text:list-item>
          <text:p text:style-name="P132"><text:span text:style-name="T66">l</text:span>ibtool<text:span text:style-name="T1"> →</text:span><text:span text:style-name="T4"> </text:span><text:span text:style-name="T5">A shared library tool for developers.</text:span></text:p>
        </text:list-item>
        <text:list-item>
          <text:p text:style-name="P132"><text:span text:style-name="T66">f</text:span>lex <text:span text:style-name="T1">→</text:span><text:span text:style-name="T4"> </text:span><text:span text:style-name="T5">The Fast Lexical Analyzer.</text:span></text:p>
        </text:list-item>
        <text:list-item>
          <text:p text:style-name="P137"><text:span text:style-name="T64">b</text:span><text:span text:style-name="T63">ison</text:span> →<text:span text:style-name="T66"> <text:s/>A general-purpose (yacc-compatible) parser generator.</text:span></text:p>
        </text:list-item>
        <text:list-item>
          <text:p text:style-name="P132"><text:span text:style-name="T66">p</text:span>kg-config <text:span text:style-name="T1">→</text:span><text:span text:style-name="T4"> </text:span><text:span text:style-name="T5">A package configuration system that manages compile/link flags.</text:span></text:p>
        </text:list-item>
        <text:list-item>
          <text:p text:style-name="P131"><text:span text:style-name="T66">g</text:span>++ <text:span text:style-name="T1">→</text:span><text:span text:style-name="T4"> C++ compiler.</text:span></text:p>
        </text:list-item>
        <text:list-item>
          <text:p text:style-name="P131"><text:span text:style-name="T66">l</text:span>ibssl-dev <text:span text:style-name="T1">→</text:span><text:span text:style-name="T4"> SSL libraries for secure communications.</text:span></text:p>
        </text:list-item>
        <text:list-item>
          <text:p text:style-name="P131"><text:span text:style-name="T66">t</text:span>idy <text:span text:style-name="T1">→</text:span><text:span text:style-name="T4"> Utility used to convert HTML to XML.</text:span></text:p>
        </text:list-item>
        <text:list-item>
          <text:p text:style-name="P134"><text:soft-page-break/>libcurl4-openssl-dev <text:span text:style-name="T1">→</text:span><text:span text:style-name="T4"> Text based web browser used to download ink note images.</text:span></text:p>
        </text:list-item>
        <text:list-item>
          <text:p text:style-name="P138"><text:span text:style-name="T63">cups</text:span> <text:span text:style-name="T62">→ </text:span>(not required to build NixNote, but required for note printing support)</text:p>
        </text:list-item>
      </text:list>
      <text:p text:style-name="P6"/>
      <text:p text:style-name="P6"/>
      <text:h text:style-name="P167" text:outline-level="2">Setting up a programming environment <text:span text:style-name="T41">in Gentoo</text:span></text:h>
      <text:p text:style-name="P40"><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3760382646255994510" text:style-name="L12">
        <text:list-item>
          <text:p text:style-name="P141"><text:span text:style-name="T29">dev-vcs/git</text:span><text:span text:style-name="T26"> </text:span><text:span text:style-name="T25">→ Flag to enable or disable options for prebuilt (GRP) packages (eg. due to licensing issues). Used for </text:span><text:span text:style-name="T27">NixNote's </text:span><text:span text:style-name="T25">version control.</text:span></text:p>
        </text:list-item>
        <text:list-item>
          <text:p text:style-name="P141"><text:span text:style-name="T28">dev-qt/qt-creator</text:span><text:span text:style-name="T24"> </text:span><text:span text:style-name="T25">→ Flag to enable or disable options for prebuilt (GRP) packages (eg. due to licensing issues) used for NixNote development.</text:span></text:p>
        </text:list-item>
        <text:list-item>
          <text:p text:style-name="P140"><text:span text:style-name="T63">app-text/poppler</text:span> <text:span text:style-name="T62">→ A PDF rendering library. Needed for exporting to PDF.</text:span></text:p>
        </text:list-item>
        <text:list-item>
          <text:p text:style-name="P140"><text:span text:style-name="T63">media-libs/opencv</text:span> <text:span text:style-name="T62">→ A collection of algorithms and sample code for various computer vision problems.</text:span></text:p>
        </text:list-item>
        <text:list-item>
          <text:p text:style-name="P140"><text:span text:style-name="T63">app-text/hunspell </text:span><text:span text:style-name="T62">→ A spell checker.</text:span></text:p>
        </text:list-item>
        <text:list-item>
          <text:p text:style-name="P140"><text:span text:style-name="T63">dev-libs/boost </text:span><text:span text:style-name="T62">→ Boost libraries for C++.</text:span></text:p>
        </text:list-item>
        <text:list-item>
          <text:p text:style-name="P140"><text:span text:style-name="T63">dev-libs/libevent</text:span> <text:span text:style-name="T62">→ A library to execute a function when a specific event occurs on a file descriptor.</text:span></text:p>
        </text:list-item>
        <text:list-item>
          <text:p text:style-name="P140"><text:span text:style-name="T63">sys-devel/automake</text:span> <text:span text:style-name="T62">→ Used to generate Makefile.in from Makefile.am</text:span></text:p>
        </text:list-item>
        <text:list-item>
          <text:p text:style-name="P140"><text:span text:style-name="T63">sys-devel/libtool</text:span> <text:span text:style-name="T62">→ A shared library tool for developers.</text:span></text:p>
        </text:list-item>
        <text:list-item>
          <text:p text:style-name="P140"><text:span text:style-name="T63">sys-devel/flex</text:span> <text:span text:style-name="T62">→ The Fast Lexical Analyzer.</text:span></text:p>
        </text:list-item>
        <text:list-item>
          <text:p text:style-name="P140"><text:span text:style-name="T63">sys-devel/bison</text:span> <text:span text:style-name="T62">→ A general-purpose (yacc-compatible) parser generator.</text:span></text:p>
        </text:list-item>
        <text:list-item>
          <text:p text:style-name="P140"><text:span text:style-name="T63">dev-util/pkgconfig</text:span> <text:span text:style-name="T62">→ A package configuration system that manages compile/link flags.</text:span></text:p>
        </text:list-item>
        <text:list-item>
          <text:p text:style-name="P140"><text:span text:style-name="T63">sys-devel/gcc</text:span> <text:span text:style-name="T62">→ The GNU Compiler Collection.</text:span></text:p>
        </text:list-item>
        <text:list-item>
          <text:p text:style-name="P140"><text:span text:style-name="T63">dev-libs/openssl</text:span> <text:span text:style-name="T62">→ A full-strength general purpose cryptography library (including SSL and TLS).</text:span></text:p>
        </text:list-item>
        <text:list-item>
          <text:p text:style-name="P140"><text:soft-page-break/><text:span text:style-name="T63">app-text/htmltidy</text:span> <text:span text:style-name="T62">→ Tidy the layout and correct errors in HTML and XML documents.</text:span></text:p>
        </text:list-item>
        <text:list-item>
          <text:p text:style-name="P139"><text:span text:style-name="T63">net-print/cups</text:span> <text:span text:style-name="T62">→ N</text:span>ot required to build NixNote, but required for note printing support.</text:p>
        </text:list-item>
      </text:list>
      <text:h text:style-name="P168" text:outline-level="2">Setting up a programming environment <text:span text:style-name="T41">in Fedora</text:span></text:h>
      <text:p text:style-name="P64"><text:span text:style-name="T32">T</text:span><text:span text:style-name="T22">hese settings were tried under Fedora 22. <text:s/>Other versions of Fedora may need different packages or different settings. <text:s/>To install the packages, use “dnf install &lt;packagename&gt;” as root to manually install each package.</text:span></text:p>
      <text:list xml:id="list369773769299002226" text:style-name="L13">
        <text:list-item>
          <text:p text:style-name="P142"><text:span text:style-name="T30">qt-devel</text:span><text:span text:style-name="T22"> → Qt Development libraries.</text:span></text:p>
        </text:list-item>
        <text:list-item>
          <text:p text:style-name="P143"><text:span text:style-name="T22">qtwebkit-devel </text:span><text:span text:style-name="T33">→ Qt Webkit development libraries.</text:span></text:p>
        </text:list-item>
        <text:list-item>
          <text:p text:style-name="P143"><text:span text:style-name="T35">p</text:span><text:span text:style-name="T22">oppler-qt-devel</text:span><text:span text:style-name="T33"> → Poppler libraries for PDF support.</text:span></text:p>
        </text:list-item>
        <text:list-item>
          <text:p text:style-name="P143"><text:span text:style-name="T35">h</text:span><text:span text:style-name="T22">unspell-devel</text:span><text:span text:style-name="T33"> → hunspell development libraries </text:span><text:span text:style-name="T34">for spell checking.</text:span></text:p>
        </text:list-item>
        <text:list-item>
          <text:p text:style-name="P143"><text:span text:style-name="T35">b</text:span><text:span text:style-name="T22">oost-devel</text:span><text:span text:style-name="T33"> → Development libraries for </text:span><text:span text:style-name="T34">Boost C++ libraries.</text:span></text:p>
        </text:list-item>
        <text:list-item>
          <text:p text:style-name="P143"><text:span text:style-name="T22">opencv-devel </text:span><text:span text:style-name="T33">→ Development libraries used for webcam support.</text:span></text:p>
        </text:list-item>
        <text:list-item>
          <text:p text:style-name="P143"><text:span text:style-name="T22">libtool</text:span><text:span text:style-name="T33"> → Developer shared library tools.</text:span></text:p>
        </text:list-item>
        <text:list-item>
          <text:p text:style-name="P143"><text:span text:style-name="T22">flex</text:span><text:span text:style-name="T33"> → </text:span><text:span text:style-name="T52">The Fast Lexical Analyzer.</text:span></text:p>
        </text:list-item>
        <text:list-item>
          <text:p text:style-name="P143"><text:span text:style-name="T22">libcurl-devel</text:span><text:span text:style-name="T33"> → curl developmentlibraries </text:span><text:span text:style-name="T34">used for downloading ink note images.</text:span></text:p>
        </text:list-item>
        <text:list-item>
          <text:p text:style-name="P143"><text:span text:style-name="T22">bison </text:span><text:span text:style-name="T33">→ </text:span><text:span text:style-name="T52">A general-purpose (yacc-compatible) parser generator.</text:span></text:p>
        </text:list-item>
        <text:list-item>
          <text:p text:style-name="P143"><text:span text:style-name="T22">tidy </text:span><text:span text:style-name="T33">→ Utility used to convert HTML to XML.</text:span></text:p>
        </text:list-item>
        <text:list-item>
          <text:p text:style-name="P143"><text:span text:style-name="T22">automake</text:span><text:span text:style-name="T33"> → Utility to build NixNote from source.</text:span></text:p>
        </text:list-item>
        <text:list-item>
          <text:p text:style-name="P143"><text:span text:style-name="T22">gcc-c++ </text:span><text:span text:style-name="T33">→ C++ compiler.</text:span></text:p>
        </text:list-item>
        <text:list-item>
          <text:p text:style-name="P144"><text:span text:style-name="T22">cups</text:span><text:span text:style-name="T33"> → CUPS printing support. <text:s/>This is only needed if you wish to print.</text:span></text:p>
        </text:list-item>
        <text:list-item>
          <text:p text:style-name="P144"><text:span text:style-name="T22">rpm-build</text:span><text:span text:style-name="T33"> → Build RPM packages. <text:s/>If you don't plan on building an RPM you can ignore this.</text:span></text:p>
        </text:list-item>
      </text:list>
      <text:p text:style-name="P29">If you wish to have printing support, CUPS will need to be installed. <text:s/></text:p>
      <text:p text:style-name="P29"/>
      <text:h text:style-name="P169" text:outline-level="2"><text:soft-page-break/>General Notes on Building NixNote</text:h>
      <text:p text:style-name="P29"><text:span text:style-name="T71">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71">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3">NOT</text:span> do any checking for other packages.</text:p>
      <text:h text:style-name="P168" text:outline-level="2">Programming Language</text:h>
      <text:p text:style-name="P9">NixNote is written in <text:span text:style-name="T11">C++ using the Qt libraries</text:span>. <text:span text:style-name="T91">There is a Java module that is used for encryption &amp; decryption of notes, but this is not built as part of the normal qmake build. NixNote will work without this module, but you cannot encrypt or decrypt notes without it.x</text:span> <text:s/></text:p>
      <text:h text:style-name="P163" text:outline-level="2">Database</text:h>
      <text:p text:style-name="P9">NixNote uses <text:span text:style-name="T11">a sqlite database for everything except attachments and thumbnails. The</text:span> databas<text:span text:style-name="T11">e</text:span> <text:span text:style-name="T11">is </text:span>found in the ~/.n<text:span text:style-name="T8">ixnote</text:span>/db-<text:span text:style-name="T8">&lt;account&gt;</text:span> directory. <text:s/><text:span text:style-name="T8">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5">and</text:span> al<text:span text:style-name="T42">l</text:span> attachments are removed.</text:p>
      <text:h text:style-name="P163"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2">This GUID is used to identify these resources across different Evernote clients.</text:span></text:p>
      <text:p text:style-name="P34">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63"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7035130555288707236" text:style-name="L14">
        <text:list-item>
          <text:p text:style-name="P129">SyncRunner thread</text:p>
        </text:list-item>
        <text:list-item>
          <text:p text:style-name="P129">IndexRunner thread</text:p>
        </text:list-item>
        <text:list-item>
          <text:p text:style-name="P129">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73"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1">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1">authentication token</text:span> with Evernote. <text:s/>Assuming that is successful, it continues. <text:s/>If it isn't successful it is done and the thread waits for the next request. <text:s/><text:span text:style-name="T21">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1">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5">and</text:span> saved searches, <text:span text:style-name="T21">etc...</text:span>) which have changed. <text:s/>It contains records indicating deleted records a well as new <text:span text:style-name="T65">and</text:span> changed records. <text:s/>A chunk also contains the highest sequence number in that chunk. <text:s/>This sequence number is <text:span text:style-name="T21">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1">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5">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5">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5">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73" text:outline-level="3"><text:soft-page-break/>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6">When enabled, </text:span>NixNote maintains a separate database for searching. <text:s/>Adding words to this database is handled by the IndexRunner thread. <text:s/><text:span text:style-name="T66">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2">i</text:span>r attachments.</text:p>
      <text:h text:style-name="P173" text:outline-level="3">Counter<text:span text:style-name="T12">Runner</text:span> Threads</text:h>
      <text:p text:style-name="P9">The notebook, tag, <text:span text:style-name="T65">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1">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70"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3">d</text:span>ialog →<text:span text:style-name="T13"> </text:span>popup dialog boxes.</text:p>
      <text:p text:style-name="P35">qevercloud → Clasess used for Evernote Thrift communication.</text:p>
      <text:p text:style-name="P36"><text:span text:style-name="T13">f</text:span>ilters →<text:span text:style-name="T13"> </text:span><text:s/>Classes used to filter database records from GUI classes.</text:p>
      <text:p text:style-name="P36"><text:span text:style-name="T13">g</text:span>ui →<text:span text:style-name="T13"> </text:span><text:s/>Most of the classes that provide visual elements to the users. <text:s/></text:p>
      <text:p text:style-name="P36"><text:span text:style-name="T13">h</text:span>tml →<text:span text:style-name="T13"> </text:span><text:s/><text:span text:style-name="T13">Classes used to format notes from HTML to Evernote's ENML markup data and vice versa.</text:span></text:p>
      <text:p text:style-name="P38">images → Icons, PNGs, <text:span text:style-name="T65">and</text:span> other picture elements.</text:p>
      <text:p text:style-name="P38">java → Java classes used to encrypt <text:span text:style-name="T65">and</text:span> decrypt text (RC2 only).</text:p>
      <text:p text:style-name="P38">logger → Handles messages to the application log file <text:span text:style-name="T65">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1">(Obsolete).</text:span></text:p>
      <text:p text:style-name="P38">package_scripts → Scripts used to create the rpm, deb, <text:span text:style-name="T65">and</text:span> tar files.</text:p>
      <text:p text:style-name="P38">qss → Style sheets for Qt's theming support. <text:s/></text:p>
      <text:p text:style-name="P38">reminders → Classes used to support reminders within notes.</text:p>
      <text:p text:style-name="P38">settings → Classes used to maintain program <text:span text:style-name="T65">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5">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5">and</text:span> enex imports <text:span text:style-name="T65">and</text:span> exports.</text:p>
      <text:p text:style-name="P38"/>
      <text:p text:style-name="P38"/>
      <text:p text:style-name="P38"/>
      <text:p text:style-name="P52"/>
      <text:h text:style-name="P172" text:outline-level="2">Command Line Options (for developers)</text:h>
      <text:p text:style-name="P70">NixNote allows for various command line options. <text:s/>These options are handled primarily by classes in the cmdtools directory. </text:p>
      <text:p text:style-name="P68">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6">Command line logic if no other NixNote is running</text:span> </text:h>
      <text:p text:style-name="P68">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92" text:outline-level="3">Command line logic if another NixNote is running</text:h>
      <text:p text:style-name="P68">This situation is more complex, because the GUI NixNote is using the da<text:span text:style-name="T90">ta</text:span>base and I don't want to risk corruption by accessing it via another program.</text:p>
      <text:p text:style-name="P68">To get around this situation, NixNote uses a few different methods to communicate with the other instance of NixNote. <text:s/>For clarification purposes, we'll refer to the other NixNote as the GUI NixNote and the command line NixNote as the non-GUI NixNote.</text:p>
      <text:p text:style-name="P68">When the non-GUI NixNote is started and finds a GUI NixNote running, it will typically pass t he request to the GUI NixNote via the shared memory segment and (depending upon the request) wait for a response. <text:s/></text:p>
      <text:p text:style-name="P68">For these types of requests, this is the sequence of events:</text:p>
      <text:list xml:id="list5437784384065387645" text:style-name="L15">
        <text:list-item>
          <text:p text:style-name="P145">The non-GUI NixNote determines that another GUI NixNote is running.</text:p>
        </text:list-item>
        <text:list-item>
          <text:p text:style-name="P145">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45">After building the request, the non-GUI NixNote will write the request to the shared memory segment.</text:p>
        </text:list-item>
        <text:list-item>
          <text:p text:style-name="P145">The GUI NixNote will constantly check the shared memory segment for a request. <text:s/>If one is found, it reads it and clears the shared memory segment (so it doesn't do the same action twice).</text:p>
        </text:list-item>
        <text:list-item>
          <text:p text:style-name="P145"><text:soft-page-break/>If a reply is requested, the GUI-NixNote will attach to the shared memory segment and write the reply. <text:s/>After writing the reply it detaches from the non-GUI's shared memory segment.</text:p>
        </text:list-item>
        <text:list-item>
          <text:p text:style-name="P145">The non-GUI segment will wait for a few seconds for a reply. <text:s/>If none is received it reports the error and ex<text:span text:style-name="T77">ists</text:span>. <text:s/>If a response is received it displays the response to the user.</text:p>
        </text:list-item>
      </text:list>
      <text:p text:style-name="P68">Doing this type of back-and-forth communication works well for small requests, but there are some requests <text:span text:style-name="T77">which may contain larger amounts of data, so alternate methods are used.</text:span></text:p>
      <text:p text:style-name="P68">For adding a new note, the process works in much the same manor as above but there are a few changes.</text:p>
      <text:list xml:id="list8432358063803642816" text:style-name="L16">
        <text:list-item>
          <text:p text:style-name="P146">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46">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46">The non-GUI NixNote will listen on the response shared memory segment for a few seconds. <text:s/>If a response is received <text:span text:style-name="T77">it display's the newly created note's ID to the user. <text:s/>If a response is not received it displays an error message.</text:span></text:p>
        </text:list-item>
      </text:list>
      <text:p text:style-name="P69">For doing a query, the process is similar except in reverse.</text:p>
      <text:list xml:id="list9000726746734097062" text:style-name="L17">
        <text:list-item>
          <text:p text:style-name="P147">The non-GUI Nixnote writes the query in the shared memory segment the same way as other requests are done.</text:p>
        </text:list-item>
        <text:list-item>
          <text:p text:style-name="P147">The GUI NixNote reads the request from the shared memory segment.</text:p>
        </text:list-item>
        <text:list-item>
          <text:p text:style-name="P147">The GUI NixNote then does the query, but it writes the respons to a file in the user's tmp directory. <text:s/>It then uses the response shared memory segment to notify the not-GUI segment that the query is complete.</text:p>
        </text:list-item>
        <text:list-item>
          <text:p text:style-name="P147">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2</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05T16:33:04.863640304</dc:date>
    <meta:editing-cycles>108</meta:editing-cycles>
    <meta:editing-duration>P5DT22H30M51S</meta:editing-duration>
    <meta:generator>LibreOffice/5.1.4.2$Linux_X86_64 LibreOffice_project/10m0$Build-2</meta:generator>
    <meta:document-statistic meta:table-count="0" meta:image-count="1" meta:object-count="0" meta:page-count="58" meta:paragraph-count="708" meta:word-count="14572" meta:character-count="85140" meta:non-whitespace-character-count="70950"/>
    <meta:user-defined meta:name="Info 1"/>
    <meta:user-defined meta:name="Info 2"/>
    <meta:user-defined meta:name="Info 3"/>
    <meta:user-defined meta:name="Info 4"/>
  </office:meta>
</office:document-meta>
</file>